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uevo, en un día laborable, de ese tiempo que dedica a ver la televisión, ¿cuánto tiempo pasa usted normalmente viendo informativos u otros programas sobre política y actualidad?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, de nuevo, en un día laborable, de ese tiempo que dedica a escuchar la radio, ¿cuánto tiempo pasa normalmente escuchando informativos u otros programas sobre política y actualidad?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 de ese tiempo, ¿cuánto dedica a leer noticias sobre política y temas de actualidad?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zando ahora esta tarjeta, ¿con qué frecuencia utiliza usted Internet o el correo electrónico -ya sea en casa o en el trabajo- para asuntos personales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“nunca se es lo bastante prudente” y 10 significa que “se puede confiar en la mayoría de la gente”.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Diría usted que le interesa...?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lo que está pasando?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ugar...el Parlamento español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el sistema judicial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los políticos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los partidos políticos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el Parlamento Europeo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las Naciones Unidas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¿Votó usted en las últimas elecciones generales de marzo de 2004?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ESS_R02_2004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¿A qué partido votó en esas elecciones?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y muchas maneras de intentar que las cosas mejoren en España o, al menos, de evitar que vayan a peor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n los últimos 12 meses ¿ha realizado usted alguna de las siguientes actividades?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Se ha puesto en contacto con un político o con una autoridad o funcionario estatal, autonómico o local?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¿Ha colaborado con un partido político o una plataforma de acción ciudadana?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¿Ha colaborado con alguna otra organización o asociación?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¿Ha llevado o mostrado insignias o pegatinas de alguna campaña?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¿Ha firmado una petición en una campaña de recogida de firmas?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¿Ha participado en manifestaciones autorizadas?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¿Ha boicoteado o dejado de comprar ciertos productos?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ESS_R02_2004_SPA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¿Hay algún partido político al que usted se sienta más cercano que a los demás?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ESS_R02_2004_SPA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¿A cuál?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En qué medida se siente usted cercano a ese partido?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¿Se siente...?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ESS_R02_2004_SPA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¿Está usted afiliado a algún partido político?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ESS_R02_2004_SPA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¿A cuál?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n política a veces se habla de “izquierda” y “derecha”.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El 0 quiere decir “izquierda” y el 10 “derecha”.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ambiando de tema, en términos generales, ¿en qué medida está usted satisfecho con su vida actualmente?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or favor, responda utilizando esta tarjeta en la que 0 significa completamente insatisfecho y 10 significa completamente satisfecho.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ahora esta tarjeta, ¿cómo valoraría, globalmente, el estado actual de la educación en España?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Utilizando la misma tarjeta, dígame, por favor, ¿cómo valoraría, globalmente, el estado actual del sistema sanitario en España?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os gays y las lesbianas deberían tener libertad para vivir como quieran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s partidos políticos que pretenden acabar con la democracia deberían ser ilegalizados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e puede contar con que la ciencia moderna resuelva nuestros problemas medioambientales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Pensando ahora en la Unión Europea, algunas personas dicen que la integración debería ir más lejos.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ras dicen que la integración ya ha ido demasiado lejos.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do esta tarjeta, ¿qué número de la escala describe mejor su opinión al respecto?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 querría hacerle algunas preguntas sobre las personas de otros países que vienen a vivir a España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hora, utilizando esta tarjeta, ¿hasta qué punto cree usted que España debería permitir que personas de la misma raza o grupo étnico que la mayoría de los españoles vengan a vivir aquí?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¿Y qué me dice de los que son de una raza o grupo étnico distinto al de la mayoría de los españoles?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¿Y qué me dice de los que proceden de los países pobres de fuera de Europa?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¿Diría usted que, por lo general, para la economía española, es bueno o es malo que venga a vivir gente de otros países?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Y, utilizando esta tarjeta, ¿cree usted que la vida cultural española se empobrece o se enriquece con las personas de otros países que vienen a vivir aquí?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érminos generales, ¿en qué medida se considera usted una persona feliz o infeliz?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zando esta tarjeta, dígame, ¿con qué frecuencia se reúne en su tiempo libre con sus amigos, familiares o compañeros de trabajo?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ESS_R02_2004_SPA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¿Tiene usted alguien con quien pueda hablar de temas íntimos y personales?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 comparación con otras personas de su edad, ¿con qué frecuencia diría usted que participa en actividades sociales?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ESS_R02_2004_SPA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los últimos 5 años, ¿ha sido usted o algún miembro de su hogar víctima de un robo o una agresión?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En qué medida se siente usted seguro caminando solo por esta zona de noche?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Se siente...?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ablando de su salud, en general, ¿diría usted que su salud es...?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¿Tiene usted dificultades para llevar a cabo sus actividades cotidianas a causa de alguna enfermedad crónica, discapacidad o problema de salud mental?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ESS_R02_2004_SPA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¿Se considera usted de alguna religión?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ESS_R02_2004_SPA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¿De cuál?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ESS_R02_2004_SPA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¿Y en algún momento de su vida se ha considerado usted de alguna religión?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ESS_R02_2004_SPA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¿De cuál?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se considera usted de alguna religión ¿en qué medida se considera una persona religiosa?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e de ocasiones especiales como bodas, bautizos y funerales, ¿con qué frecuencia asiste usted a ceremonias religiosas habitualmente?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e de las ocasiones en que asiste a ceremonias religiosas, ¿con qué frecuencia reza?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ESS_R02_2004_SPA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¿Considera usted que pertenece a un grupo contra el que exista algún tipo de discriminación en este país?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ESS_R02_2004_SPA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¿Por qué motivos se discrimina a su grupo?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2_2004_SPA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¿Tiene usted la nacionalidad española?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ESS_R02_2004_SPA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¿Cuál es su nacionalidad?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ESS_R02_2004_SPA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¿Nació usted en España?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ESS_R02_2004_SPA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¿En qué país nació?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¿Cuánto tiempo hace que vino a vivir a España?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¿Qué idioma o idiomas habla normalmente en su casa?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ESS_R02_2004_SPA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¿Pertenece usted a una minoría étnica en España?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¿Nació su padre en España?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ESS_R02_2004_SPA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¿En qué país nació su padre?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string" calcext:value-type="string">
            <text:p>ESS_R02_2004_SPA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¿Nació su madre en España?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ESS_R02_2004_SPA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¿En qué país nació su madre?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¿En qué medida le parece bien o mal que gente que en general goza de buena salud tome medicamentos para...?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perder peso?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reducir la caída del cabello?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mejorar su memoria?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sentirse más feliz?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mejorar su vida sexual?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uando usted tiene un problema de salud, ¿con qué frecuencia recurre a plantas medicinales?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¿Cuando le recetan un medicamento, con qué frecuencia le preocupan los efectos secundarios?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uando usted tiene un problema de salud, ¿con qué frecuencia prefiere un medicamento recetado por un médico en lugar de uno que pueda comprar sin receta o que le haya recomendado otro profesional?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r favor, piense en la última vez que un médico le recetó un medicamento que no hubiera tomado antes.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¿Cuál de las frases que aparecen en esta tarjeta se acerca más a lo que usted hizo con la receta?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¿Toma habitualmente alguna pastilla o utiliza algún medicamento que le hayan recetado?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ucha gente utiliza de vez en cuando medicamentos recetados para otras personas.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n los últimos cinco años, ¿cuántas veces ha tomado o utilizado un medicamento que hubiera sido recetado a otra persona?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onga que le doliera mucho la garganta.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¿A quién acudiría en primer lugar en busca de consejo o tratamiento, en caso de acudir a alguien?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onga ahora que tuviera un fuerte dolor de cabeza.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onga ahora que tuviera serios problemas para dormir.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onga ahora que tuviera un fuerte dolor de espalda.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¿A quién acudiría usted en primer lugar en busca de consejo o tratamiento, en caso de acudir a alguien?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TA PARA EL ENTREVISTADOR: en caso de que el entrevistado sugiera que la respuesta entra en más de una categoría (por ej., acudiría a un amigo que además es médico), anotar solo la que el entrevistado considere más adecuada según en calidad de qué vea principalmente a esa persona.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¿A cuál de los siguientes profesionales acudiría en primer lugar en busca de consejo o tratamiento, en caso de acudir a alguno?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diría a un especialista en...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 la hora de escoger a su médico de cabecera o de familia, ¿piensa usted que tiene...?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lgunas personas prefieren ver al mismo médico para todos los problemas leves de salud.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ras prefieren ver a distintos médicos para distintos problemas.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¿Qué prefiere usted?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¿Prefiere usted ver...?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zando esta tarjeta, dígame, por favor, ¿cuántas veces en los últimos doce meses ha consultado a un médico para un problema relacionado con su salud?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or favor, incluya las consultas a cualquier médico, ya sean especialistas, médicos de cabecera o de familia.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hora por favor utilice esta tarjeta para mostrar su grado de acuerdo o desacuerdo con cada una de las siguientes frases.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a mayoría de las enfermedades se curan solas sin necesidad de ir al medico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uando se tiene una enfermedad como el resfriado común, uno se puede curar solo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<text:s/>La gente depende demasiado de los médicos en lugar de cuidar de su propia salud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Cuando uno sabe con seguridad qué medicamento necesita, su médico debería limitarse a recetárselo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o mejor es seguir las indicaciones del medico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<text:s/>Generalmente me siento algo descontento cuando salgo de la consulta del médico sin una receta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ando esta tarjeta, por favor, dígame con qué frecuencia las siguientes afirmaciones se pueden aplicar al colectivo médico.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os médicos no dicen toda la verdad a sus pacientes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os médicos de cabecera o de familia tratan a sus pacientes sin superioridad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ntes de que los medicos decidan sobre un tratamiento, lo consultan con el paciente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os pacientes son reacios a preguntar a su médico todo lo que les gustaría saber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os médicos están dispuestos a admitir sus errores ante sus pacientes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os médicos utilizan palabras o frases que sus pacientes encuentran difíciles de entender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tilizando esta tarjeta, dígame en qué medida está usted de acuerdo o en desacuerdo con cada una de estas afirmaciones.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os ciudadanos deberían dedicar al menos parte de su tiempo libre a ayudar a otros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<text:s/>La sociedad sería mejor si cada uno mirara por sí mismo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os ciudadanos no deberían engañar con los impuestos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¿En qué medida confía en que los siguientes profesionales se comporten de forma honrada con gente como usted?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ontaneros, obreros, contratistas, mecánicos y otros profesionales que hacen reparaciones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mpañías financieras como bancos o aseguradoras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uncionarios públicos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¿Con qué frecuencia, le han ocurrido estas cosas, si es que le han ocurrido, en los últimos 5 años?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n fontanero, un obrero, un contratista, un mecánico u otro profesional que haga reparaciones le cobró de más o hizo un trabajo innecesario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e vendieron comida que estaba envasada de tal forma que ocultaba las partes más estropeadas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Un banco o compañía aseguradora no le ofreció el mejor servicio que le podría haber ofrecido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e vendieron algo de segunda mano que enseguida resultó ser defectuoso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Un funcionario público le pidió un favor o una comisión a cambio de un servicio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Le acabamos de preguntar acerca de experiencias en las que se le haya tratado de manera poco honrada en los últimos 5 años.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tilizando esta tarjeta, ¿en qué medida le preocupa que le puedan ocurrir este tipo de cosas en un futuro?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¿Hasta qué punto considera que están mal cada una de las siguientes conductas, si es que considera que están mal?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¿Hasta qué punto está mal...?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que alguien pague en efectivo y sin un recibo a cambio para evitar pagar el IVA u otros impuestos?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que alguien venda algo de segunda mano y oculte algunos o todos sus defectos?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que alguien presente un parte exagerado o falso a una compañía de seguros?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...que un funcionario público le pida un favor o una comisión a cambio de un servicio?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tilizando esta tarjeta, dígame, por favor, en qué medida está usted de acuerdo o en desacuerdo con estas afirmaciones sobre cómo ve la gente las normas y las leyes.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i uno quiere ganar dinero no puede actuar siempre de forma honrada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iempre deber obedecerse la ley estrictamente, aunque suponga perder buenas oportunidades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e vez en cuando no pasa nada por ignorar la ley y hacer lo que uno quiera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tilizando la misma tarjeta, en qué medida está usted de acuerdo o en desacuerdo con cada una de las siguientes frases sobre cómo funciona la economía hoy en día?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oy en día a las empresas sólo les preocupa tener beneficios y no mejorar el servicio o la calidad para sus clients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oy en día las grandes empresas se ponen de acuerdo para mantener sus precios a unos niveles innecesariamente altos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oy en día los consumidores y usuarios están en major posición para proteger sus intereses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onga que usted fuera a reclamar unas prestaciones o unos servicios a los que no tiene derecho.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tilizando esta tarjeta, ¿con el apoyo de cuántos de sus amigos o familiares podría usted contar?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¿Con qué frecuencia ha hecho usted alguna de las siguientes cosas en los últimos 5 años, si es que ha hecho alguna de ellas?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¿Con qué frecuencia...?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se ha quedado con el cambio sabiendo que el dependiente o el camarero le había devuelto de más?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ha pagado en efectivo y sin un recibo a cambio para evitar pagar el IVA u otros impuestos?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ha vendido algo de segunda mano y ha ocultado algunos o todos sus defectos?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ha alterado o utilizado inadecuadamente un carné o documento para hacer creer que tenia derecho a algo cuando en realidad no era así?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ha presentado un parte exagerado o falso a una compañía de seguros?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ha ofrecido un favor o una comisión a un funcionario público a cambio de sus servicios?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ha reclamado de más o de forma falsa prestaciones sociales o ayudas públicas, como por ejemplo prestaciones de la Seguridad Social o de otro tipo?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ESS_R02_2004_SPA_ES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ido usted mismo, ¿cuántas personas, adultos y niños, viven habitualmente en esta casa?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ESS_R02_2004_SPA_ES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¿En qué año nació?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zando esta tarjeta, ¿qué relación tiene esta persona con usted?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¿Cuál de las frases que aparecen en esta tarjeta describe mejor el lugar donde vive?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ESS_R02_2004_SPA_ES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¿Algún miembro del hogar es propietario de esta vivienda?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ESS_R02_2004_SPA_ES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¿Cuántas habitaciones tiene esta casa, sin contar la cocina, ni los baños o aseos?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¿Cuál es el nivel de estudios más alto que ha obtenido?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iense en los estudios de mayor nivel que haya finalizado.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¿En cuál de las siguientes disciplinas los ubicaría?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¿Teniendo en cuenta todos los estudios formales que usted ha realizado, ¿durante cuántos años escolares completos ha estudiado usted, excluyendo interrupciones por trabajo u otros motivos?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enga en cuenta el tiempo que pueda haber pasado en un pre-escolar ni prácticas laborales.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zando esta tarjeta, ¿podría decirme en cuáles de estas situaciones se ha encontrado usted en los últimos siete días?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Ha realizado algún trabajo remunerado (de una hora o más) en los últimos 7 días?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ESS_R02_2004_SPA_ES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¿Ha tenido en algún momento un trabajo remunerado?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ESS_R02_2004_SPA_ES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¿En que año tuvo usted su último trabajo remunerado?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su trabajo principal ¿es usted ...?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ESS_R02_2004_SPA_ES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¿Cuántos empleados tiene usted?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¿Tiene usted un contrato laboral...?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ido usted mismo, ¿cuántos empleados hay habitualmente en su lugar de trabajo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2_2004_SPA_ES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su trabajo principal ¿es usted responsable de supervisar el trabajo de otros empleados?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ESS_R02_2004_SPA_ES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¿De cuántas personas es usted responsable?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 continuación voy a leerle una lista de actividades relacionadas con su vida laboral.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tilizando esta tarjeta, por favor dígame hasta qué punto la dirección o sus jefes en el trabajo le permiten...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influir en las decisiones que afectan a las actividades de la organización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elegir o cambiar su ritmo de trabajo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ESS_R02_2004_SPA_ES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in contar horas extras, remuneradas o no, ¿cuántas horas de trabajo a la semana estipula el contrato de su trabajo principal?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ESS_R02_2004_SPA_ES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iguiendo con su trabajo principal, con independencia del número de horas estipuladas en su contrato, ¿cuántas horas trabaja normalmente a la semana, incluyendo horas extras, remuneradas o no?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ESS_R02_2004_SPA_ES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¿Cómo definiría su puesto (o cargo) de trabajo principal?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ESS_R02_2004_SPA_ES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En su trabajo principal, ¿qué tipo de tarea realiza durante la mayor parte del tiempo?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ESS_R02_2004_SPA_ES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¿Qué tipo de formación o de titulación requiere este trabajo?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ESS_R02_2004_SPA_ES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¿A qué se dedica la empresa o entidad para la que usted trabaja?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La empresa/ entidad donde usted trabaja, ¿es del sector público, privado, o sin ánimo de lucro?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ESS_R02_2004_SPA_ES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En los últimos 10 años, ¿ha realizado algún trabajo remunerado en otro país durante al menos 6 meses?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string" calcext:value-type="string">
            <text:p>ESS_R02_2004_SPA_ES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¿En algún momento de su vida ha estado en el paro o buscando trabajo durante un periodo de más de tres meses?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ESS_R02_2004_SPA_ES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¿Alguno de estos periodos ha durado 12 meses o más?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ESS_R02_2004_SPA_ES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¿Alguno de estos periodos ha sido durante los últimos 5 años?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¿Está o ha estado afiliado alguna vez a un sindicato u organización similar?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¿Lo está actualmente o lo ha estado previamente?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or favor, considere todos los ingresos de todos los miembros del hogar.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¿Cuál es la principal fuente de ingresos de su hogar?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roximadamente SEMANAL: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roximadamente MENSUAL: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roximadamente ANUAL: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Aproximadamente SEMANAL: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Aproximadamente MENSUAL: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zando esta tarjeta, si suma los ingresos provenientes de todo tipo de fuentes, ¿qué letra describe mejor los ingresos netos de su hogar?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tilice la sección de la tarjeta que mejor conozca: ingresos semanales, mensuales o anuales.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Aproximadamente ANUAL: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proximadamente, ¿qué proporción de los ingresos de este hogar aporta usted?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¿Cuál de las afirmaciones en esta tarjeta describe mejor cómo se siente con respecto a los ingresos de su hogar en la actualidad?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 por cualquier razón usted se viera en graves dificultades económicas y tuviera que pedir dinero prestado para llegar a fin de mes, ¿en qué medida esto le resultaría difícil o fácil?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Cuál es el nivel de estudios más alto que ha obtenido su marido?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¿En cuáles de estas situaciones se ha encontrado su marido en los últimos 7 días?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¿Y cuál describe mejor su situación en los últimos 7 días?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or favor, elija sólo una de ellas.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¿Ha realizado su marido algún trabajo remunerado (de una hora o más) en los últimos 7 días?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string" calcext:value-type="string">
            <text:p>ESS_R02_2004_SPA_ES_197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¿Cómo definiría el cargo o puesto de su trabajo principal?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ESS_R02_2004_SPA_ES_198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su trabajo principal, ¿qué tipo de tarea realiza su marido durante la mayor parte del tiempo?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ESS_R02_2004_SPA_ES_199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¿Qué tipo de formación o de titulación requiere ese trabajo?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La empresa/ entidad donde trabaja su marido, ¿es del sector público, privado, o sin ánimo de lucro?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su trabajo principal, ¿su marido es...?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string" calcext:value-type="string">
            <text:p>ESS_R02_2004_SPA_ES_20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¿Cuántos empleados tiene su marido (si es que tiene alguno)?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ESS_R02_2004_SPA_ES_20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En su trabajo principal, ¿su marido es responsable de supervisar el trabajo de otros empleados?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ESS_R02_2004_SPA_ES_20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¿Cuántos empleados tiene su marido a su cargo?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A continuación voy a leerle una lista de actividades relacionadas con la vida laboral de su marido.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tilizando esta tarjeta, por favor dígame hasta qué punto la dirección o sus jefes en el trabajo le permiten...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influir en las decisiones que afectan a las actividades de la organización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Y, siguiendo con su marido, ¿cuántas horas trabaja normalmente a la semana (en su trabajo principal)?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or favor, incluya las horas extras, sean o no remuneradas.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¿Cuál es el nivel de estudios más alto obtenido por su padre?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Cuando usted tenía 14 años, ¿trabajaba su padre como trabajador por cuenta ajena, trabajador por cuenta propia, o no trabajaba por aquel entonces?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ESS_R02_2004_SPA_ES_21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¿Cuántos empleados tenía su padre a su cargo?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ESS_R02_2004_SPA_ES_21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¿Era su padre responsable de supervisar el trabajo de otros empleados?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ESS_R02_2004_SPA_ES_21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Y, siguiendo con su padre, ¿cómo definiría el cargo o puesto de su trabajo principal?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¿Cuál de las profesiones que aparecen en esta tarjeta describe mejor el tipo de trabajo que hacía su padre cuando usted tenía 14 años?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¿Cuál es el nivel de estudios más alto obtenido por su madre?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Cuando usted tenía 14 años, ¿trabajaba su madre como trabajadora por cuenta ajena, trabajadora por cuenta propia, o no trabajaba por aquel entonces?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ESS_R02_2004_SPA_ES_21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¿Cuántos empleados tenía su madre a su cargo?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ESS_R02_2004_SPA_ES_21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¿Era su madre responsable de supervisar el trabajo de otros empleados?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ESS_R02_2004_SPA_ES_21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Y, siguiendo con su madre, ¿cómo definiría el cargo o puesto de su trabajo principal?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¿Cuál de las profesiones que aparecen en esta tarjeta describe mejor el tipo de trabajo que hacía su madre cuando usted tenía 14 años?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ESS_R02_2004_SPA_ES_22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En los últimos doce meses, ¿ha asistido usted a algún curso, seminario o conferencia para mejorar sus conocimientos o sus habilidades laborales?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Querría ahora hacerle unas preguntas sobre su estado civil.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Cuál de los siguientes casos que aparecen en la tarjeta describe mejor su situación?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ESS_R02_2004_SPA_ES_22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Vive usted en la actualidad con su marido?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ESS_R02_2004_SPA_ES_22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¿Vive usted en la actualidad con otro compañero sentimental?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ESS_R02_2004_SPA_ES_22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¿Vive usted en pareja en la actualidad?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ESS_R02_2004_SPA_ES_22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¿Ha vivido usted alguna vez en pareja sin estar casado con él?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ESS_R02_2004_SPA_ES_226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¿Se ha divorciado usted alguna vez?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ESS_R02_2004_SPA_ES_227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¿Ha tenido usted alguna vez hijos (ya sean suyos o de su pareja, incluyendo hijos adoptados o en acogida) viviendo en casa?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ESS_R02_2004_SPA_ES_228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¿Está viva su madre?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ESS_R02_2004_SPA_ES_229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¿Está vivo su padre?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ara ayudarnos a mejorar las preguntas de este cuestionario en futuras ocasiones, le haremos unas últimas preguntas sobre varias cuestiones similares a las que ya han aparecido en el cuestionario que acaba de responder.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ara ayudarnos a mejorar las preguntas de este cuestionario en futuras ocasiones le haremos unas últimas preguntas sobre varias cuestiones similares a las que ya han aparecido en el cuestionario que acaba de responder.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or favor, no intente recordar lo que respondió en las preguntas similares que ya le hemos hecho y considere las siguientes como si fuesen preguntas totalmente nuevas.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PROGRAMADOR: A TODOS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PROGRAMADOR: A TODOS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el sistema judicial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s politicos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ando esta tarjeta, por favor, dígame con qué frecuencia las siguientes afirmaciones se pueden aplicar al colectivo médico.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os médicos no dicen toda la verdad a sus pacientes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os médicos de cabecera o de familia tratan a sus pacientes sin superioridad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ntes de que los médicos decidan sobre un tratamiento, lo consultan con el paciente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Y de todo este tiempo, ¿cuánto le dedica usted personalmente?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Y ¿cuánto de este tiempo, aproximadamente, le dedica su marido/mujer/pareja?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tilizando esta tarjeta, por favor, dígame hasta qué punto está usted de acuerdo o en desacuerdo con las siguientes frases.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na mujer debería estar dispuesta a reducir su jornada laboral por el bien de su familia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tilizando esta tarjeta, por favor, dígame en qué medida es cierta cada una de estas afirmaciones sobre su trabajo actual.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Mi trabajo es muy variado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i trabajpo es estable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Los hombres deberían asumir las mismas responsabilidades que las mujeres en las tareas de la casa y con los hijos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i trabajo pone en riesgo mi salud o seguridad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uando el empleo escasea, los hombres deberían tener prioridad para obtener un puesto de trabajo frente a las mujeres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Cuando el empleo escasea, las mujeres deberían tener el mismo derecho que los hombres para obtener un puesto de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Y de todo este tiempo, ¿qué porcentage le dedica usted personalmente?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Y ¿qué porcentage de este tiempo, aproximadamente, le dedica su marido/mujer/pareja?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¿Diría usted que su trabajo es variado?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En un día normal entre semana, ¿cuántas horas, aproximadamente, dedican en total los miembros de su hogar a hacer estas tareas?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¿Diría usted que su trabajo es estable?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Y, ¿pone su trabajo en peligro su salud y su seguridad?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Por favor, indique en qué medida su opinión se acerca a las frases que aparecen en esta tarjeta eligiendo un número entre el 1 y el 5.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el sistema judicial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los politicos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Utilizando esta tarjeta, por favor dígame en qué medida está usted de acuerdo o en desacuerdo con cada una de estas afirmaciones acerca del colectivo médico.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Por lo general, los médicos no dicen toda la verdad a sus pacientes.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Por lo general los médicos de cabecera o de familia casi nunca tratan a sus pacientes sin superioridad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Y de todo este tiempo, ¿cuánto le dedica usted personalmente?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Por lo general, antes de que los médicos decidan sobre un tratamiento, casi nunca lo consultan con el paciente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Por favor, dígame, en una escala de 0 a 10, en qué medida su trabajo es variado.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0 significa que no es nada variado, y 10 significa que es muy variado.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Por favor, dígame, en una escala de 0 a 10, en qué medida su trabajo es estable.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0 significa que no es nada estable, y 10 significa que es muy estable.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Por favor, dígame, en una escala de 0 a 10, en qué medida su salud y su seguridad están en peligro debido a su trabajo.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0 significa que no están nada en peligro, y 10 significa que están muy en peligro.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Utilizando esta tarjeta, dígame por favor, en una escala de 0 a 10, cuánto confía usted personalmente, en cada una de las siguientes instituciones.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0 significa que usted no confía en absoluto en una institución y 10 significa que confía plenamente.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el sistema judicial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Y ¿cuánto de este tiempo, aproximadamente, le dedica su marido/mujer/pareja?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los politicos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Utilizando esta tarjeta, por favor dígame en qué medida está usted de acuerdo o en desacuerdo con cada una de estas afirmaciones acerca del colectivo médico.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Los médicos casi nunca ocultan toda la verdad a sus pacientes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Los médicos de cabecera o de familia casi nunca tratan a sus pacientes sin superioridad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ntes de que los médicos decidan sobre un tratamiento, casi nunca lo consultan con el paciente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tilizando esta tarjeta, por favor, dígame en qué medida está usted de acuerdo o en desacuerdo con las siguientes frases.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na mujer no debería estar dispuesta a reducir su jornada laboral por el bien de su familia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Las mujeres deberían asumir más responsabilidades que los hombres en las tareas de la casa y con los hijos</text:p>
          </table:table-cell>
          <table:table-cell office:value-type="float" office:value="3309" calcext:value-type="float">
            <text:p>3309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ada</text:p>
          </table:table-cell>
          <table:table-cell office:value-type="float" office:value="8132" calcext:value-type="float">
            <text:p>813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os de ½ hora</text:p>
          </table:table-cell>
          <table:table-cell office:value-type="float" office:value="8133" calcext:value-type="float">
            <text:p>813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½ hora a 1 hora</text:p>
          </table:table-cell>
          <table:table-cell office:value-type="float" office:value="8134" calcext:value-type="float">
            <text:p>813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, hasta 1 ½ hora</text:p>
          </table:table-cell>
          <table:table-cell office:value-type="float" office:value="8135" calcext:value-type="float">
            <text:p>8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 ½, hasta 2 horas</text:p>
          </table:table-cell>
          <table:table-cell office:value-type="float" office:value="8136" calcext:value-type="float">
            <text:p>813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, hasta 2 ½ horas</text:p>
          </table:table-cell>
          <table:table-cell office:value-type="float" office:value="8137" calcext:value-type="float">
            <text:p>81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 ½, hasta 3 horas</text:p>
          </table:table-cell>
          <table:table-cell office:value-type="float" office:value="8138" calcext:value-type="float">
            <text:p>8138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3 horas</text:p>
          </table:table-cell>
          <table:table-cell office:value-type="float" office:value="8139" calcext:value-type="float">
            <text:p>813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sabe)</text:p>
          </table:table-cell>
          <table:table-cell office:value-type="float" office:value="8140" calcext:value-type="float">
            <text:p>814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tengo acceso en casa ni en el trabajo</text:p>
          </table:table-cell>
          <table:table-cell office:value-type="float" office:value="8141" calcext:value-type="float">
            <text:p>81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nca lo utilizo</text:p>
          </table:table-cell>
          <table:table-cell office:value-type="float" office:value="8142" calcext:value-type="float">
            <text:p>814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os de una vez al mes</text:p>
          </table:table-cell>
          <table:table-cell office:value-type="float" office:value="8143" calcext:value-type="float">
            <text:p>814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l mes</text:p>
          </table:table-cell>
          <table:table-cell office:value-type="float" office:value="8144" calcext:value-type="float">
            <text:p>814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l mes</text:p>
          </table:table-cell>
          <table:table-cell office:value-type="float" office:value="8145" calcext:value-type="float">
            <text:p>814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 la semana</text:p>
          </table:table-cell>
          <table:table-cell office:value-type="float" office:value="8146" calcext:value-type="float">
            <text:p>814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 la semana</text:p>
          </table:table-cell>
          <table:table-cell office:value-type="float" office:value="8147" calcext:value-type="float">
            <text:p>814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dos los días</text:p>
          </table:table-cell>
          <table:table-cell office:value-type="float" office:value="8148" calcext:value-type="float">
            <text:p>814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sabe)</text:p>
          </table:table-cell>
          <table:table-cell office:value-type="float" office:value="8149" calcext:value-type="float">
            <text:p>814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Nunca se es lo bastante prudente</text:p>
          </table:table-cell>
          <table:table-cell office:value-type="float" office:value="8150" calcext:value-type="float">
            <text:p>815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151" calcext:value-type="float">
            <text:p>815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8152" calcext:value-type="float">
            <text:p>815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8153" calcext:value-type="float">
            <text:p>815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8154" calcext:value-type="float">
            <text:p>815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8155" calcext:value-type="float">
            <text:p>815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8156" calcext:value-type="float">
            <text:p>815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8157" calcext:value-type="float">
            <text:p>815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8158" calcext:value-type="float">
            <text:p>815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8159" calcext:value-type="float">
            <text:p>815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8160" calcext:value-type="float">
            <text:p>816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8161" calcext:value-type="float">
            <text:p>816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intentaría aprovecharse de mí</text:p>
          </table:table-cell>
          <table:table-cell office:value-type="float" office:value="8162" calcext:value-type="float">
            <text:p>816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8163" calcext:value-type="float">
            <text:p>816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8164" calcext:value-type="float">
            <text:p>816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8165" calcext:value-type="float">
            <text:p>816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8166" calcext:value-type="float">
            <text:p>816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8167" calcext:value-type="float">
            <text:p>816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8168" calcext:value-type="float">
            <text:p>816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8169" calcext:value-type="float">
            <text:p>816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8170" calcext:value-type="float">
            <text:p>817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8171" calcext:value-type="float">
            <text:p>81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8172" calcext:value-type="float">
            <text:p>817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8173" calcext:value-type="float">
            <text:p>817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mira por sí misma</text:p>
          </table:table-cell>
          <table:table-cell office:value-type="float" office:value="8174" calcext:value-type="float">
            <text:p>817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8175" calcext:value-type="float">
            <text:p>817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8176" calcext:value-type="float">
            <text:p>817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8177" calcext:value-type="float">
            <text:p>817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8178" calcext:value-type="float">
            <text:p>817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8179" calcext:value-type="float">
            <text:p>817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8180" calcext:value-type="float">
            <text:p>818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8181" calcext:value-type="float">
            <text:p>818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8182" calcext:value-type="float">
            <text:p>81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8184" calcext:value-type="float">
            <text:p>818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8185" calcext:value-type="float">
            <text:p>81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8186" calcext:value-type="float">
            <text:p>818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8187" calcext:value-type="float">
            <text:p>818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8188" calcext:value-type="float">
            <text:p>818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8189" calcext:value-type="float">
            <text:p>818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8190" calcext:value-type="float">
            <text:p>819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8191" calcext:value-type="float">
            <text:p>819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8192" calcext:value-type="float">
            <text:p>819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8193" calcext:value-type="float">
            <text:p>819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8194" calcext:value-type="float">
            <text:p>819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8195" calcext:value-type="float">
            <text:p>819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8196" calcext:value-type="float">
            <text:p>819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uy difícil</text:p>
          </table:table-cell>
          <table:table-cell office:value-type="float" office:value="8197" calcext:value-type="float">
            <text:p>8197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ícil</text:p>
          </table:table-cell>
          <table:table-cell office:value-type="float" office:value="8198" calcext:value-type="float">
            <text:p>819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i difícil ni fácil</text:p>
          </table:table-cell>
          <table:table-cell office:value-type="float" office:value="8199" calcext:value-type="float">
            <text:p>819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ácil</text:p>
          </table:table-cell>
          <table:table-cell office:value-type="float" office:value="8200" calcext:value-type="float">
            <text:p>82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uy fácil</text:p>
          </table:table-cell>
          <table:table-cell office:value-type="float" office:value="8201" calcext:value-type="float">
            <text:p>820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8202" calcext:value-type="float">
            <text:p>820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2_2004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muy cercano</text:p>
          </table:table-cell>
          <table:table-cell office:value-type="float" office:value="8218" calcext:value-type="float">
            <text:p>821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bastante cercano</text:p>
          </table:table-cell>
          <table:table-cell office:value-type="float" office:value="8219" calcext:value-type="float">
            <text:p>821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poco cercano</text:p>
          </table:table-cell>
          <table:table-cell office:value-type="float" office:value="8220" calcext:value-type="float">
            <text:p>822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ada cercano</text:p>
          </table:table-cell>
          <table:table-cell office:value-type="float" office:value="8221" calcext:value-type="float">
            <text:p>822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No sabe)</text:p>
          </table:table-cell>
          <table:table-cell office:value-type="float" office:value="8222" calcext:value-type="float">
            <text:p>822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ESS_R02_2004_SPA_ES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Izquierda</text:p>
          </table:table-cell>
          <table:table-cell office:value-type="float" office:value="8223" calcext:value-type="float">
            <text:p>822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8224" calcext:value-type="float">
            <text:p>822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8225" calcext:value-type="float">
            <text:p>822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8226" calcext:value-type="float">
            <text:p>822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8227" calcext:value-type="float">
            <text:p>822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8228" calcext:value-type="float">
            <text:p>822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8229" calcext:value-type="float">
            <text:p>822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8230" calcext:value-type="float">
            <text:p>823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8231" calcext:value-type="float">
            <text:p>823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8232" calcext:value-type="float">
            <text:p>823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Derecha</text:p>
          </table:table-cell>
          <table:table-cell office:value-type="float" office:value="8233" calcext:value-type="float">
            <text:p>823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8234" calcext:value-type="float">
            <text:p>823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mal</text:p>
          </table:table-cell>
          <table:table-cell office:value-type="float" office:value="8247" calcext:value-type="float">
            <text:p>824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8248" calcext:value-type="float">
            <text:p>824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8249" calcext:value-type="float">
            <text:p>824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8251" calcext:value-type="float">
            <text:p>82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8252" calcext:value-type="float">
            <text:p>825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8253" calcext:value-type="float">
            <text:p>825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8254" calcext:value-type="float">
            <text:p>825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8255" calcext:value-type="float">
            <text:p>825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8256" calcext:value-type="float">
            <text:p>825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Muy bien</text:p>
          </table:table-cell>
          <table:table-cell office:value-type="float" office:value="8257" calcext:value-type="float">
            <text:p>825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8258" calcext:value-type="float">
            <text:p>82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mal</text:p>
          </table:table-cell>
          <table:table-cell office:value-type="float" office:value="8247" calcext:value-type="float">
            <text:p>824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8248" calcext:value-type="float">
            <text:p>824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8249" calcext:value-type="float">
            <text:p>824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8251" calcext:value-type="float">
            <text:p>82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8252" calcext:value-type="float">
            <text:p>825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8253" calcext:value-type="float">
            <text:p>825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8254" calcext:value-type="float">
            <text:p>825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8255" calcext:value-type="float">
            <text:p>825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8256" calcext:value-type="float">
            <text:p>825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Muy bien</text:p>
          </table:table-cell>
          <table:table-cell office:value-type="float" office:value="8257" calcext:value-type="float">
            <text:p>825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8258" calcext:value-type="float">
            <text:p>82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La integración ya ha ido demasiado lejos</text:p>
          </table:table-cell>
          <table:table-cell office:value-type="float" office:value="8265" calcext:value-type="float">
            <text:p>826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8266" calcext:value-type="float">
            <text:p>826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8267" calcext:value-type="float">
            <text:p>826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8268" calcext:value-type="float">
            <text:p>826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8269" calcext:value-type="float">
            <text:p>826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8270" calcext:value-type="float">
            <text:p>827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8271" calcext:value-type="float">
            <text:p>827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8272" calcext:value-type="float">
            <text:p>827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8273" calcext:value-type="float">
            <text:p>827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8274" calcext:value-type="float">
            <text:p>827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La integración debería ir más lejos</text:p>
          </table:table-cell>
          <table:table-cell office:value-type="float" office:value="8275" calcext:value-type="float">
            <text:p>827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No sabe)</text:p>
          </table:table-cell>
          <table:table-cell office:value-type="float" office:value="8276" calcext:value-type="float">
            <text:p>827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8277" calcext:value-type="float">
            <text:p>827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8278" calcext:value-type="float">
            <text:p>827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8279" calcext:value-type="float">
            <text:p>827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8280" calcext:value-type="float">
            <text:p>828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sabe)</text:p>
          </table:table-cell>
          <table:table-cell office:value-type="float" office:value="8281" calcext:value-type="float">
            <text:p>828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8277" calcext:value-type="float">
            <text:p>827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8278" calcext:value-type="float">
            <text:p>827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8279" calcext:value-type="float">
            <text:p>827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8280" calcext:value-type="float">
            <text:p>828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sabe)</text:p>
          </table:table-cell>
          <table:table-cell office:value-type="float" office:value="8281" calcext:value-type="float">
            <text:p>828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e debería permitir que muchos vinieran a vivir aquí</text:p>
          </table:table-cell>
          <table:table-cell office:value-type="float" office:value="8277" calcext:value-type="float">
            <text:p>827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cuantos</text:p>
          </table:table-cell>
          <table:table-cell office:value-type="float" office:value="8278" calcext:value-type="float">
            <text:p>8278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rmitir que vinieran unos pocos</text:p>
          </table:table-cell>
          <table:table-cell office:value-type="float" office:value="8279" calcext:value-type="float">
            <text:p>827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o se debería permitir que ninguno viniera a vivir aquí</text:p>
          </table:table-cell>
          <table:table-cell office:value-type="float" office:value="8280" calcext:value-type="float">
            <text:p>828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sabe)</text:p>
          </table:table-cell>
          <table:table-cell office:value-type="float" office:value="8281" calcext:value-type="float">
            <text:p>828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Malo para la economía</text:p>
          </table:table-cell>
          <table:table-cell office:value-type="float" office:value="8282" calcext:value-type="float">
            <text:p>828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8283" calcext:value-type="float">
            <text:p>828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8284" calcext:value-type="float">
            <text:p>828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8285" calcext:value-type="float">
            <text:p>828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8286" calcext:value-type="float">
            <text:p>828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8287" calcext:value-type="float">
            <text:p>8287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8288" calcext:value-type="float">
            <text:p>828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8289" calcext:value-type="float">
            <text:p>828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8290" calcext:value-type="float">
            <text:p>829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8291" calcext:value-type="float">
            <text:p>829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ueno para la economía</text:p>
          </table:table-cell>
          <table:table-cell office:value-type="float" office:value="8292" calcext:value-type="float">
            <text:p>829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sabe)</text:p>
          </table:table-cell>
          <table:table-cell office:value-type="float" office:value="8293" calcext:value-type="float">
            <text:p>829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mpobrece</text:p>
          </table:table-cell>
          <table:table-cell office:value-type="float" office:value="8294" calcext:value-type="float">
            <text:p>829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8295" calcext:value-type="float">
            <text:p>829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8296" calcext:value-type="float">
            <text:p>829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8297" calcext:value-type="float">
            <text:p>829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8298" calcext:value-type="float">
            <text:p>829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8299" calcext:value-type="float">
            <text:p>829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8300" calcext:value-type="float">
            <text:p>830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8301" calcext:value-type="float">
            <text:p>830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8302" calcext:value-type="float">
            <text:p>830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8303" calcext:value-type="float">
            <text:p>830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La vida cultural española se enriquece</text:p>
          </table:table-cell>
          <table:table-cell office:value-type="float" office:value="8304" calcext:value-type="float">
            <text:p>830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sabe)</text:p>
          </table:table-cell>
          <table:table-cell office:value-type="float" office:value="8305" calcext:value-type="float">
            <text:p>830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8306" calcext:value-type="float">
            <text:p>830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8307" calcext:value-type="float">
            <text:p>830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8308" calcext:value-type="float">
            <text:p>830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8309" calcext:value-type="float">
            <text:p>830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8310" calcext:value-type="float">
            <text:p>831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8311" calcext:value-type="float">
            <text:p>831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8312" calcext:value-type="float">
            <text:p>831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8313" calcext:value-type="float">
            <text:p>831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8314" calcext:value-type="float">
            <text:p>831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8315" calcext:value-type="float">
            <text:p>831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8316" calcext:value-type="float">
            <text:p>831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sabe)</text:p>
          </table:table-cell>
          <table:table-cell office:value-type="float" office:value="8317" calcext:value-type="float">
            <text:p>831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infeliz</text:p>
          </table:table-cell>
          <table:table-cell office:value-type="float" office:value="8318" calcext:value-type="float">
            <text:p>831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8319" calcext:value-type="float">
            <text:p>831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8320" calcext:value-type="float">
            <text:p>832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8321" calcext:value-type="float">
            <text:p>832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8322" calcext:value-type="float">
            <text:p>832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8323" calcext:value-type="float">
            <text:p>832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8324" calcext:value-type="float">
            <text:p>832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8325" calcext:value-type="float">
            <text:p>832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8326" calcext:value-type="float">
            <text:p>832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8327" calcext:value-type="float">
            <text:p>8327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feliz</text:p>
          </table:table-cell>
          <table:table-cell office:value-type="float" office:value="8328" calcext:value-type="float">
            <text:p>832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sabe)</text:p>
          </table:table-cell>
          <table:table-cell office:value-type="float" office:value="8329" calcext:value-type="float">
            <text:p>832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unca</text:p>
          </table:table-cell>
          <table:table-cell office:value-type="float" office:value="8330" calcext:value-type="float">
            <text:p>833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os de una vez al mes</text:p>
          </table:table-cell>
          <table:table-cell office:value-type="float" office:value="8331" calcext:value-type="float">
            <text:p>833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l mes</text:p>
          </table:table-cell>
          <table:table-cell office:value-type="float" office:value="8332" calcext:value-type="float">
            <text:p>833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l mes</text:p>
          </table:table-cell>
          <table:table-cell office:value-type="float" office:value="8333" calcext:value-type="float">
            <text:p>833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 la semana</text:p>
          </table:table-cell>
          <table:table-cell office:value-type="float" office:value="8334" calcext:value-type="float">
            <text:p>833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 la semana</text:p>
          </table:table-cell>
          <table:table-cell office:value-type="float" office:value="8335" calcext:value-type="float">
            <text:p>833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dos los días</text:p>
          </table:table-cell>
          <table:table-cell office:value-type="float" office:value="8336" calcext:value-type="float">
            <text:p>833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sabe)</text:p>
          </table:table-cell>
          <table:table-cell office:value-type="float" office:value="8337" calcext:value-type="float">
            <text:p>833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2_2004_SPA_ES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enos que la mayoría</text:p>
          </table:table-cell>
          <table:table-cell office:value-type="float" office:value="8338" calcext:value-type="float">
            <text:p>833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os que la mayoría</text:p>
          </table:table-cell>
          <table:table-cell office:value-type="float" office:value="8339" calcext:value-type="float">
            <text:p>833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o menos como todos</text:p>
          </table:table-cell>
          <table:table-cell office:value-type="float" office:value="8340" calcext:value-type="float">
            <text:p>834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que la mayoría</text:p>
          </table:table-cell>
          <table:table-cell office:value-type="float" office:value="8341" calcext:value-type="float">
            <text:p>834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ás que la mayoría</text:p>
          </table:table-cell>
          <table:table-cell office:value-type="float" office:value="8342" calcext:value-type="float">
            <text:p>834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sabe)</text:p>
          </table:table-cell>
          <table:table-cell office:value-type="float" office:value="8343" calcext:value-type="float">
            <text:p>83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2_2004_SPA_ES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seguro/a</text:p>
          </table:table-cell>
          <table:table-cell office:value-type="float" office:value="8344" calcext:value-type="float">
            <text:p>834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o/a</text:p>
          </table:table-cell>
          <table:table-cell office:value-type="float" office:value="8345" calcext:value-type="float">
            <text:p>834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o/a</text:p>
          </table:table-cell>
          <table:table-cell office:value-type="float" office:value="8346" calcext:value-type="float">
            <text:p>834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inseguro/a</text:p>
          </table:table-cell>
          <table:table-cell office:value-type="float" office:value="8347" calcext:value-type="float">
            <text:p>8347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sabe)</text:p>
          </table:table-cell>
          <table:table-cell office:value-type="float" office:value="8348" calcext:value-type="float">
            <text:p>834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buena</text:p>
          </table:table-cell>
          <table:table-cell office:value-type="float" office:value="8349" calcext:value-type="float">
            <text:p>834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uena</text:p>
          </table:table-cell>
          <table:table-cell office:value-type="float" office:value="8350" calcext:value-type="float">
            <text:p>835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rmal</text:p>
          </table:table-cell>
          <table:table-cell office:value-type="float" office:value="8351" calcext:value-type="float">
            <text:p>835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la</text:p>
          </table:table-cell>
          <table:table-cell office:value-type="float" office:value="8352" calcext:value-type="float">
            <text:p>83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mala</text:p>
          </table:table-cell>
          <table:table-cell office:value-type="float" office:value="8353" calcext:value-type="float">
            <text:p>835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sabe)</text:p>
          </table:table-cell>
          <table:table-cell office:value-type="float" office:value="8354" calcext:value-type="float">
            <text:p>835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muchas</text:p>
          </table:table-cell>
          <table:table-cell office:value-type="float" office:value="8355" calcext:value-type="float">
            <text:p>835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hasta cierto punto</text:p>
          </table:table-cell>
          <table:table-cell office:value-type="float" office:value="8356" calcext:value-type="float">
            <text:p>835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8357" calcext:value-type="float">
            <text:p>835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sabe)</text:p>
          </table:table-cell>
          <table:table-cell office:value-type="float" office:value="8358" calcext:value-type="float">
            <text:p>835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2_2004_SPA_ES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ada Religioso</text:p>
          </table:table-cell>
          <table:table-cell office:value-type="float" office:value="8359" calcext:value-type="float">
            <text:p>835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8361" calcext:value-type="float">
            <text:p>836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8362" calcext:value-type="float">
            <text:p>836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8363" calcext:value-type="float">
            <text:p>836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8364" calcext:value-type="float">
            <text:p>836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8365" calcext:value-type="float">
            <text:p>83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8366" calcext:value-type="float">
            <text:p>8366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8367" calcext:value-type="float">
            <text:p>836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8368" calcext:value-type="float">
            <text:p>836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8369" calcext:value-type="float">
            <text:p>836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8370" calcext:value-type="float">
            <text:p>837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dos los días</text:p>
          </table:table-cell>
          <table:table-cell office:value-type="float" office:value="8371" calcext:value-type="float">
            <text:p>837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372" calcext:value-type="float">
            <text:p>837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na vez a la semana</text:p>
          </table:table-cell>
          <table:table-cell office:value-type="float" office:value="8373" calcext:value-type="float">
            <text:p>837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l menos una vez al mes</text:p>
          </table:table-cell>
          <table:table-cell office:value-type="float" office:value="8374" calcext:value-type="float">
            <text:p>837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375" calcext:value-type="float">
            <text:p>837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on menor frecuencia</text:p>
          </table:table-cell>
          <table:table-cell office:value-type="float" office:value="8376" calcext:value-type="float">
            <text:p>83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nca</text:p>
          </table:table-cell>
          <table:table-cell office:value-type="float" office:value="8377" calcext:value-type="float">
            <text:p>837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No sabe)</text:p>
          </table:table-cell>
          <table:table-cell office:value-type="float" office:value="8378" calcext:value-type="float">
            <text:p>837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odos los días</text:p>
          </table:table-cell>
          <table:table-cell office:value-type="float" office:value="8371" calcext:value-type="float">
            <text:p>837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372" calcext:value-type="float">
            <text:p>837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Una vez a la semana</text:p>
          </table:table-cell>
          <table:table-cell office:value-type="float" office:value="8373" calcext:value-type="float">
            <text:p>837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 menos una vez al mes</text:p>
          </table:table-cell>
          <table:table-cell office:value-type="float" office:value="8374" calcext:value-type="float">
            <text:p>837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375" calcext:value-type="float">
            <text:p>837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on menor frecuencia</text:p>
          </table:table-cell>
          <table:table-cell office:value-type="float" office:value="8376" calcext:value-type="float">
            <text:p>83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nca</text:p>
          </table:table-cell>
          <table:table-cell office:value-type="float" office:value="8377" calcext:value-type="float">
            <text:p>837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sabe)</text:p>
          </table:table-cell>
          <table:table-cell office:value-type="float" office:value="8378" calcext:value-type="float">
            <text:p>837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2_2004_SPA_ES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enos de un año</text:p>
          </table:table-cell>
          <table:table-cell office:value-type="float" office:value="8379" calcext:value-type="float">
            <text:p>837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 y 5 años</text:p>
          </table:table-cell>
          <table:table-cell office:value-type="float" office:value="8380" calcext:value-type="float">
            <text:p>838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6 y 10 años</text:p>
          </table:table-cell>
          <table:table-cell office:value-type="float" office:value="8381" calcext:value-type="float">
            <text:p>838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1 y 20 años</text:p>
          </table:table-cell>
          <table:table-cell office:value-type="float" office:value="8382" calcext:value-type="float">
            <text:p>838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ás de 20 años</text:p>
          </table:table-cell>
          <table:table-cell office:value-type="float" office:value="8383" calcext:value-type="float">
            <text:p>838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sabe)</text:p>
          </table:table-cell>
          <table:table-cell office:value-type="float" office:value="8384" calcext:value-type="float">
            <text:p>838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ANOTAR MÁXIMO 2 IDIOMAS</text:p>
          </table:table-cell>
          <table:table-cell office:value-type="float" office:value="8385" calcext:value-type="float">
            <text:p>838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No sabe)</text:p>
          </table:table-cell>
          <table:table-cell office:value-type="float" office:value="8386" calcext:value-type="float">
            <text:p>8386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ESS_R02_2004_SPA_ES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SPA_ES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uy bien</text:p>
          </table:table-cell>
          <table:table-cell office:value-type="float" office:value="8387" calcext:value-type="float">
            <text:p>838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ien</text:p>
          </table:table-cell>
          <table:table-cell office:value-type="float" office:value="8388" calcext:value-type="float">
            <text:p>83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i bien ni mal</text:p>
          </table:table-cell>
          <table:table-cell office:value-type="float" office:value="8389" calcext:value-type="float">
            <text:p>838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al</text:p>
          </table:table-cell>
          <table:table-cell office:value-type="float" office:value="8390" calcext:value-type="float">
            <text:p>839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uy mal</text:p>
          </table:table-cell>
          <table:table-cell office:value-type="float" office:value="8391" calcext:value-type="float">
            <text:p>83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o sabe(No sugerir)</text:p>
          </table:table-cell>
          <table:table-cell office:value-type="float" office:value="8392" calcext:value-type="float">
            <text:p>839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uy bien</text:p>
          </table:table-cell>
          <table:table-cell office:value-type="float" office:value="8387" calcext:value-type="float">
            <text:p>838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ien</text:p>
          </table:table-cell>
          <table:table-cell office:value-type="float" office:value="8388" calcext:value-type="float">
            <text:p>83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i bien ni mal</text:p>
          </table:table-cell>
          <table:table-cell office:value-type="float" office:value="8389" calcext:value-type="float">
            <text:p>838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al</text:p>
          </table:table-cell>
          <table:table-cell office:value-type="float" office:value="8390" calcext:value-type="float">
            <text:p>839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uy mal</text:p>
          </table:table-cell>
          <table:table-cell office:value-type="float" office:value="8391" calcext:value-type="float">
            <text:p>83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o sabe(No sugerir)</text:p>
          </table:table-cell>
          <table:table-cell office:value-type="float" office:value="8392" calcext:value-type="float">
            <text:p>839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y bien</text:p>
          </table:table-cell>
          <table:table-cell office:value-type="float" office:value="8387" calcext:value-type="float">
            <text:p>838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ien</text:p>
          </table:table-cell>
          <table:table-cell office:value-type="float" office:value="8388" calcext:value-type="float">
            <text:p>83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i bien ni mal</text:p>
          </table:table-cell>
          <table:table-cell office:value-type="float" office:value="8389" calcext:value-type="float">
            <text:p>838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al</text:p>
          </table:table-cell>
          <table:table-cell office:value-type="float" office:value="8390" calcext:value-type="float">
            <text:p>839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uy mal</text:p>
          </table:table-cell>
          <table:table-cell office:value-type="float" office:value="8391" calcext:value-type="float">
            <text:p>83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o sabe(No sugerir)</text:p>
          </table:table-cell>
          <table:table-cell office:value-type="float" office:value="8392" calcext:value-type="float">
            <text:p>839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bien</text:p>
          </table:table-cell>
          <table:table-cell office:value-type="float" office:value="8387" calcext:value-type="float">
            <text:p>838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ien</text:p>
          </table:table-cell>
          <table:table-cell office:value-type="float" office:value="8388" calcext:value-type="float">
            <text:p>83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i bien ni mal</text:p>
          </table:table-cell>
          <table:table-cell office:value-type="float" office:value="8389" calcext:value-type="float">
            <text:p>838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al</text:p>
          </table:table-cell>
          <table:table-cell office:value-type="float" office:value="8390" calcext:value-type="float">
            <text:p>839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uy mal</text:p>
          </table:table-cell>
          <table:table-cell office:value-type="float" office:value="8391" calcext:value-type="float">
            <text:p>83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o sabe(No sugerir)</text:p>
          </table:table-cell>
          <table:table-cell office:value-type="float" office:value="8392" calcext:value-type="float">
            <text:p>839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bien</text:p>
          </table:table-cell>
          <table:table-cell office:value-type="float" office:value="8387" calcext:value-type="float">
            <text:p>8387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ien</text:p>
          </table:table-cell>
          <table:table-cell office:value-type="float" office:value="8388" calcext:value-type="float">
            <text:p>83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i bien ni mal</text:p>
          </table:table-cell>
          <table:table-cell office:value-type="float" office:value="8389" calcext:value-type="float">
            <text:p>838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al</text:p>
          </table:table-cell>
          <table:table-cell office:value-type="float" office:value="8390" calcext:value-type="float">
            <text:p>839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uy mal</text:p>
          </table:table-cell>
          <table:table-cell office:value-type="float" office:value="8391" calcext:value-type="float">
            <text:p>839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o sabe(No sugerir)</text:p>
          </table:table-cell>
          <table:table-cell office:value-type="float" office:value="8392" calcext:value-type="float">
            <text:p>839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unca o casi nunca</text:p>
          </table:table-cell>
          <table:table-cell office:value-type="float" office:value="8393" calcext:value-type="float">
            <text:p>839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gunas veces</text:p>
          </table:table-cell>
          <table:table-cell office:value-type="float" office:value="8394" calcext:value-type="float">
            <text:p>839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395" calcext:value-type="float">
            <text:p>839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a mayoría de las veces</text:p>
          </table:table-cell>
          <table:table-cell office:value-type="float" office:value="8396" calcext:value-type="float">
            <text:p>839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iempre o casi siempre</text:p>
          </table:table-cell>
          <table:table-cell office:value-type="float" office:value="8397" calcext:value-type="float">
            <text:p>839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398" calcext:value-type="float">
            <text:p>839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o sabe</text:p>
          </table:table-cell>
          <table:table-cell office:value-type="float" office:value="8399" calcext:value-type="float">
            <text:p>839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unca o casi nunca</text:p>
          </table:table-cell>
          <table:table-cell office:value-type="float" office:value="8393" calcext:value-type="float">
            <text:p>839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gunas veces</text:p>
          </table:table-cell>
          <table:table-cell office:value-type="float" office:value="8394" calcext:value-type="float">
            <text:p>839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395" calcext:value-type="float">
            <text:p>839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a mayoría de las veces</text:p>
          </table:table-cell>
          <table:table-cell office:value-type="float" office:value="8396" calcext:value-type="float">
            <text:p>839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empre o casi siempre</text:p>
          </table:table-cell>
          <table:table-cell office:value-type="float" office:value="8397" calcext:value-type="float">
            <text:p>839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398" calcext:value-type="float">
            <text:p>839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o sabe</text:p>
          </table:table-cell>
          <table:table-cell office:value-type="float" office:value="8399" calcext:value-type="float">
            <text:p>839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unca o casi nunca</text:p>
          </table:table-cell>
          <table:table-cell office:value-type="float" office:value="8393" calcext:value-type="float">
            <text:p>839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gunas veces</text:p>
          </table:table-cell>
          <table:table-cell office:value-type="float" office:value="8394" calcext:value-type="float">
            <text:p>839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395" calcext:value-type="float">
            <text:p>839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a mayoría de las veces</text:p>
          </table:table-cell>
          <table:table-cell office:value-type="float" office:value="8396" calcext:value-type="float">
            <text:p>839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iempre o casi siempre</text:p>
          </table:table-cell>
          <table:table-cell office:value-type="float" office:value="8397" calcext:value-type="float">
            <text:p>839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 tiene problemas de salud (No sugerir)</text:p>
          </table:table-cell>
          <table:table-cell office:value-type="float" office:value="8398" calcext:value-type="float">
            <text:p>839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o sabe</text:p>
          </table:table-cell>
          <table:table-cell office:value-type="float" office:value="8399" calcext:value-type="float">
            <text:p>839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fui a la farmacia a por el medicamento</text:p>
          </table:table-cell>
          <table:table-cell office:value-type="float" office:value="8400" calcext:value-type="float">
            <text:p>840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ui a por el medicamento pero no lo utilicé</text:p>
          </table:table-cell>
          <table:table-cell office:value-type="float" office:value="8401" calcext:value-type="float">
            <text:p>840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tilicé parte o todo el medicamento pero no exactamente</text:p>
          </table:table-cell>
          <table:table-cell office:value-type="float" office:value="8402" calcext:value-type="float">
            <text:p>840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omo me lo recetaron</text:p>
          </table:table-cell>
          <table:table-cell office:value-type="float" office:value="8403" calcext:value-type="float">
            <text:p>8403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tilicé el medicamento exactamente como me lo recetaron</text:p>
          </table:table-cell>
          <table:table-cell office:value-type="float" office:value="8404" calcext:value-type="float">
            <text:p>8404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me acuerdo de la última vez (No sugerir)</text:p>
          </table:table-cell>
          <table:table-cell office:value-type="float" office:value="8405" calcext:value-type="float">
            <text:p>84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unca me ha recetado nada un médico (No sugerir)</text:p>
          </table:table-cell>
          <table:table-cell office:value-type="float" office:value="8406" calcext:value-type="float">
            <text:p>840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ras respuestas (No sugerir)</text:p>
          </table:table-cell>
          <table:table-cell office:value-type="float" office:value="8407" calcext:value-type="float">
            <text:p>840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 sabe</text:p>
          </table:table-cell>
          <table:table-cell office:value-type="float" office:value="8408" calcext:value-type="float">
            <text:p>840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í</text:p>
          </table:table-cell>
          <table:table-cell office:value-type="float" office:value="8409" calcext:value-type="float">
            <text:p>840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8410" calcext:value-type="float">
            <text:p>841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 sabe</text:p>
          </table:table-cell>
          <table:table-cell office:value-type="float" office:value="8411" calcext:value-type="float">
            <text:p>841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uatro veces o más</text:p>
          </table:table-cell>
          <table:table-cell office:value-type="float" office:value="8412" calcext:value-type="float">
            <text:p>841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s o tres veces</text:p>
          </table:table-cell>
          <table:table-cell office:value-type="float" office:value="8413" calcext:value-type="float">
            <text:p>841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na vez</text:p>
          </table:table-cell>
          <table:table-cell office:value-type="float" office:value="8414" calcext:value-type="float">
            <text:p>841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unca en los últimos 5 años</text:p>
          </table:table-cell>
          <table:table-cell office:value-type="float" office:value="8415" calcext:value-type="float">
            <text:p>841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 sabe</text:p>
          </table:table-cell>
          <table:table-cell office:value-type="float" office:value="8416" calcext:value-type="float">
            <text:p>841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nadie</text:p>
          </table:table-cell>
          <table:table-cell office:value-type="float" office:value="8417" calcext:value-type="float">
            <text:p>841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amigos o familiares</text:p>
          </table:table-cell>
          <table:table-cell office:value-type="float" office:value="8418" calcext:value-type="float">
            <text:p>84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419" calcext:value-type="float">
            <text:p>84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 médico</text:p>
          </table:table-cell>
          <table:table-cell office:value-type="float" office:value="8420" calcext:value-type="float">
            <text:p>84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a enfermera</text:p>
          </table:table-cell>
          <table:table-cell office:value-type="float" office:value="8421" calcext:value-type="float">
            <text:p>84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Internet / página web</text:p>
          </table:table-cell>
          <table:table-cell office:value-type="float" office:value="8422" calcext:value-type="float">
            <text:p>84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423" calcext:value-type="float">
            <text:p>842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otro profesional</text:p>
          </table:table-cell>
          <table:table-cell office:value-type="float" office:value="8424" calcext:value-type="float">
            <text:p>842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 sabe</text:p>
          </table:table-cell>
          <table:table-cell office:value-type="float" office:value="8425" calcext:value-type="float">
            <text:p>84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tura o acupresión</text:p>
          </table:table-cell>
          <table:table-cell office:value-type="float" office:value="8426" calcext:value-type="float">
            <text:p>84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edicina china</text:p>
          </table:table-cell>
          <table:table-cell office:value-type="float" office:value="8427" calcext:value-type="float">
            <text:p>842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Quiropraxia u osteopatía</text:p>
          </table:table-cell>
          <table:table-cell office:value-type="float" office:value="8428" calcext:value-type="float">
            <text:p>84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429" calcext:value-type="float">
            <text:p>842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ipnoterapia</text:p>
          </table:table-cell>
          <table:table-cell office:value-type="float" office:value="8430" calcext:value-type="float">
            <text:p>843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Terapia de Masajes</text:p>
          </table:table-cell>
          <table:table-cell office:value-type="float" office:value="8431" calcext:value-type="float">
            <text:p>84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Fisioterapia</text:p>
          </table:table-cell>
          <table:table-cell office:value-type="float" office:value="8432" calcext:value-type="float">
            <text:p>843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ía</text:p>
          </table:table-cell>
          <table:table-cell office:value-type="float" office:value="8433" calcext:value-type="float">
            <text:p>84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ro profesional</text:p>
          </table:table-cell>
          <table:table-cell office:value-type="float" office:value="8434" calcext:value-type="float">
            <text:p>84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No sabe</text:p>
          </table:table-cell>
          <table:table-cell office:value-type="float" office:value="8435" calcext:value-type="float">
            <text:p>84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nadie</text:p>
          </table:table-cell>
          <table:table-cell office:value-type="float" office:value="8417" calcext:value-type="float">
            <text:p>841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amigos o familiares</text:p>
          </table:table-cell>
          <table:table-cell office:value-type="float" office:value="8418" calcext:value-type="float">
            <text:p>84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419" calcext:value-type="float">
            <text:p>84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 médico</text:p>
          </table:table-cell>
          <table:table-cell office:value-type="float" office:value="8420" calcext:value-type="float">
            <text:p>84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a enfermera</text:p>
          </table:table-cell>
          <table:table-cell office:value-type="float" office:value="8421" calcext:value-type="float">
            <text:p>84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Internet / página web</text:p>
          </table:table-cell>
          <table:table-cell office:value-type="float" office:value="8422" calcext:value-type="float">
            <text:p>84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423" calcext:value-type="float">
            <text:p>842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otro profesional</text:p>
          </table:table-cell>
          <table:table-cell office:value-type="float" office:value="8424" calcext:value-type="float">
            <text:p>842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 sabe</text:p>
          </table:table-cell>
          <table:table-cell office:value-type="float" office:value="8425" calcext:value-type="float">
            <text:p>84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tura o acupresión</text:p>
          </table:table-cell>
          <table:table-cell office:value-type="float" office:value="8426" calcext:value-type="float">
            <text:p>84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edicina china</text:p>
          </table:table-cell>
          <table:table-cell office:value-type="float" office:value="8427" calcext:value-type="float">
            <text:p>842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Quiropraxia u osteopatía</text:p>
          </table:table-cell>
          <table:table-cell office:value-type="float" office:value="8428" calcext:value-type="float">
            <text:p>84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429" calcext:value-type="float">
            <text:p>842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ipnoterapia</text:p>
          </table:table-cell>
          <table:table-cell office:value-type="float" office:value="8430" calcext:value-type="float">
            <text:p>843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Terapia de Masajes</text:p>
          </table:table-cell>
          <table:table-cell office:value-type="float" office:value="8431" calcext:value-type="float">
            <text:p>84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Fisioterapia</text:p>
          </table:table-cell>
          <table:table-cell office:value-type="float" office:value="8432" calcext:value-type="float">
            <text:p>843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ía</text:p>
          </table:table-cell>
          <table:table-cell office:value-type="float" office:value="8433" calcext:value-type="float">
            <text:p>84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ro profesional</text:p>
          </table:table-cell>
          <table:table-cell office:value-type="float" office:value="8434" calcext:value-type="float">
            <text:p>84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No sabe</text:p>
          </table:table-cell>
          <table:table-cell office:value-type="float" office:value="8435" calcext:value-type="float">
            <text:p>84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nadie</text:p>
          </table:table-cell>
          <table:table-cell office:value-type="float" office:value="8417" calcext:value-type="float">
            <text:p>841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amigos o familiares</text:p>
          </table:table-cell>
          <table:table-cell office:value-type="float" office:value="8418" calcext:value-type="float">
            <text:p>84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419" calcext:value-type="float">
            <text:p>84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 médico</text:p>
          </table:table-cell>
          <table:table-cell office:value-type="float" office:value="8420" calcext:value-type="float">
            <text:p>84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a enfermera</text:p>
          </table:table-cell>
          <table:table-cell office:value-type="float" office:value="8421" calcext:value-type="float">
            <text:p>84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Internet / página web</text:p>
          </table:table-cell>
          <table:table-cell office:value-type="float" office:value="8422" calcext:value-type="float">
            <text:p>84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423" calcext:value-type="float">
            <text:p>842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otro profesional</text:p>
          </table:table-cell>
          <table:table-cell office:value-type="float" office:value="8424" calcext:value-type="float">
            <text:p>842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 sabe</text:p>
          </table:table-cell>
          <table:table-cell office:value-type="float" office:value="8425" calcext:value-type="float">
            <text:p>84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tura o acupresión</text:p>
          </table:table-cell>
          <table:table-cell office:value-type="float" office:value="8426" calcext:value-type="float">
            <text:p>84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edicina china</text:p>
          </table:table-cell>
          <table:table-cell office:value-type="float" office:value="8427" calcext:value-type="float">
            <text:p>842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Quiropraxia u osteopatía</text:p>
          </table:table-cell>
          <table:table-cell office:value-type="float" office:value="8428" calcext:value-type="float">
            <text:p>84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429" calcext:value-type="float">
            <text:p>842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ipnoterapia</text:p>
          </table:table-cell>
          <table:table-cell office:value-type="float" office:value="8430" calcext:value-type="float">
            <text:p>843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Terapia de Masajes</text:p>
          </table:table-cell>
          <table:table-cell office:value-type="float" office:value="8431" calcext:value-type="float">
            <text:p>84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Fisioterapia</text:p>
          </table:table-cell>
          <table:table-cell office:value-type="float" office:value="8432" calcext:value-type="float">
            <text:p>843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ía</text:p>
          </table:table-cell>
          <table:table-cell office:value-type="float" office:value="8433" calcext:value-type="float">
            <text:p>84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ro profesional</text:p>
          </table:table-cell>
          <table:table-cell office:value-type="float" office:value="8434" calcext:value-type="float">
            <text:p>84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No sabe</text:p>
          </table:table-cell>
          <table:table-cell office:value-type="float" office:value="8435" calcext:value-type="float">
            <text:p>84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nadie</text:p>
          </table:table-cell>
          <table:table-cell office:value-type="float" office:value="8417" calcext:value-type="float">
            <text:p>841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amigos o familiares</text:p>
          </table:table-cell>
          <table:table-cell office:value-type="float" office:value="8418" calcext:value-type="float">
            <text:p>84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la farmacia / parafarmacia</text:p>
          </table:table-cell>
          <table:table-cell office:value-type="float" office:value="8419" calcext:value-type="float">
            <text:p>84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 médico</text:p>
          </table:table-cell>
          <table:table-cell office:value-type="float" office:value="8420" calcext:value-type="float">
            <text:p>842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a enfermera</text:p>
          </table:table-cell>
          <table:table-cell office:value-type="float" office:value="8421" calcext:value-type="float">
            <text:p>842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Internet / página web</text:p>
          </table:table-cell>
          <table:table-cell office:value-type="float" office:value="8422" calcext:value-type="float">
            <text:p>842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una línea telefónica de atención médica</text:p>
          </table:table-cell>
          <table:table-cell office:value-type="float" office:value="8423" calcext:value-type="float">
            <text:p>842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otro profesional</text:p>
          </table:table-cell>
          <table:table-cell office:value-type="float" office:value="8424" calcext:value-type="float">
            <text:p>842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 sabe</text:p>
          </table:table-cell>
          <table:table-cell office:value-type="float" office:value="8425" calcext:value-type="float">
            <text:p>84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tura o acupresión</text:p>
          </table:table-cell>
          <table:table-cell office:value-type="float" office:value="8426" calcext:value-type="float">
            <text:p>84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edicina china</text:p>
          </table:table-cell>
          <table:table-cell office:value-type="float" office:value="8427" calcext:value-type="float">
            <text:p>842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Quiropraxia u osteopatía</text:p>
          </table:table-cell>
          <table:table-cell office:value-type="float" office:value="8428" calcext:value-type="float">
            <text:p>8428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antas medicinales u homeopatía</text:p>
          </table:table-cell>
          <table:table-cell office:value-type="float" office:value="8429" calcext:value-type="float">
            <text:p>842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ipnoterapia</text:p>
          </table:table-cell>
          <table:table-cell office:value-type="float" office:value="8430" calcext:value-type="float">
            <text:p>8430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Terapia de Masajes</text:p>
          </table:table-cell>
          <table:table-cell office:value-type="float" office:value="8431" calcext:value-type="float">
            <text:p>843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Fisioterapia</text:p>
          </table:table-cell>
          <table:table-cell office:value-type="float" office:value="8432" calcext:value-type="float">
            <text:p>843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ía</text:p>
          </table:table-cell>
          <table:table-cell office:value-type="float" office:value="8433" calcext:value-type="float">
            <text:p>843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ro profesional</text:p>
          </table:table-cell>
          <table:table-cell office:value-type="float" office:value="8434" calcext:value-type="float">
            <text:p>8434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No sabe</text:p>
          </table:table-cell>
          <table:table-cell office:value-type="float" office:value="8435" calcext:value-type="float">
            <text:p>84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suficiente donde elegir</text:p>
          </table:table-cell>
          <table:table-cell office:value-type="float" office:value="8436" calcext:value-type="float">
            <text:p>843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no tiene suficiente donde elegir</text:p>
          </table:table-cell>
          <table:table-cell office:value-type="float" office:value="8437" calcext:value-type="float">
            <text:p>843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o sabe (No leer)</text:p>
          </table:table-cell>
          <table:table-cell office:value-type="float" office:value="8438" calcext:value-type="float">
            <text:p>843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al mismo doctor para todos los problemas leves de salud</text:p>
          </table:table-cell>
          <table:table-cell office:value-type="float" office:value="8439" calcext:value-type="float">
            <text:p>843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 prefiere ver a distintos médicos para distintos problemas leves de salud</text:p>
          </table:table-cell>
          <table:table-cell office:value-type="float" office:value="8440" calcext:value-type="float">
            <text:p>844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tiene preferencia / le da igual (No leer)</text:p>
          </table:table-cell>
          <table:table-cell office:value-type="float" office:value="8441" calcext:value-type="float">
            <text:p>844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sabe (No leer)</text:p>
          </table:table-cell>
          <table:table-cell office:value-type="float" office:value="8442" calcext:value-type="float">
            <text:p>8442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unca</text:p>
          </table:table-cell>
          <table:table-cell office:value-type="float" office:value="8443" calcext:value-type="float">
            <text:p>844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na o dos veces</text:p>
          </table:table-cell>
          <table:table-cell office:value-type="float" office:value="8444" calcext:value-type="float">
            <text:p>844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tre 3 y 5 veces</text:p>
          </table:table-cell>
          <table:table-cell office:value-type="float" office:value="8445" calcext:value-type="float">
            <text:p>844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tre 6 y 10 veces</text:p>
          </table:table-cell>
          <table:table-cell office:value-type="float" office:value="8446" calcext:value-type="float">
            <text:p>844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ás de 10 veces</text:p>
          </table:table-cell>
          <table:table-cell office:value-type="float" office:value="8447" calcext:value-type="float">
            <text:p>844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o sabe</text:p>
          </table:table-cell>
          <table:table-cell office:value-type="float" office:value="8448" calcext:value-type="float">
            <text:p>844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unca o casi nunca</text:p>
          </table:table-cell>
          <table:table-cell office:value-type="float" office:value="8455" calcext:value-type="float">
            <text:p>845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gunas veces</text:p>
          </table:table-cell>
          <table:table-cell office:value-type="float" office:value="8456" calcext:value-type="float">
            <text:p>845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ás o menos la mitad de las veces</text:p>
          </table:table-cell>
          <table:table-cell office:value-type="float" office:value="8457" calcext:value-type="float">
            <text:p>845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a mayoría de las veces</text:p>
          </table:table-cell>
          <table:table-cell office:value-type="float" office:value="8458" calcext:value-type="float">
            <text:p>845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iempre o casi siempre</text:p>
          </table:table-cell>
          <table:table-cell office:value-type="float" office:value="8459" calcext:value-type="float">
            <text:p>845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o sabe</text:p>
          </table:table-cell>
          <table:table-cell office:value-type="float" office:value="8460" calcext:value-type="float">
            <text:p>846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sconfío mucho</text:p>
          </table:table-cell>
          <table:table-cell office:value-type="float" office:value="8461" calcext:value-type="float">
            <text:p>846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sconfío</text:p>
          </table:table-cell>
          <table:table-cell office:value-type="float" office:value="8462" calcext:value-type="float">
            <text:p>846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i confío ni desconfío</text:p>
          </table:table-cell>
          <table:table-cell office:value-type="float" office:value="8463" calcext:value-type="float">
            <text:p>846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onfío</text:p>
          </table:table-cell>
          <table:table-cell office:value-type="float" office:value="8464" calcext:value-type="float">
            <text:p>846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onfío mucho</text:p>
          </table:table-cell>
          <table:table-cell office:value-type="float" office:value="8465" calcext:value-type="float">
            <text:p>846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 sabe</text:p>
          </table:table-cell>
          <table:table-cell office:value-type="float" office:value="8466" calcext:value-type="float">
            <text:p>846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esconfío mucho</text:p>
          </table:table-cell>
          <table:table-cell office:value-type="float" office:value="8461" calcext:value-type="float">
            <text:p>846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esconfío</text:p>
          </table:table-cell>
          <table:table-cell office:value-type="float" office:value="8462" calcext:value-type="float">
            <text:p>846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i confío ni desconfío</text:p>
          </table:table-cell>
          <table:table-cell office:value-type="float" office:value="8463" calcext:value-type="float">
            <text:p>846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nfío</text:p>
          </table:table-cell>
          <table:table-cell office:value-type="float" office:value="8464" calcext:value-type="float">
            <text:p>846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onfío mucho</text:p>
          </table:table-cell>
          <table:table-cell office:value-type="float" office:value="8465" calcext:value-type="float">
            <text:p>846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o sabe</text:p>
          </table:table-cell>
          <table:table-cell office:value-type="float" office:value="8466" calcext:value-type="float">
            <text:p>846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esconfío mucho</text:p>
          </table:table-cell>
          <table:table-cell office:value-type="float" office:value="8461" calcext:value-type="float">
            <text:p>846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esconfío</text:p>
          </table:table-cell>
          <table:table-cell office:value-type="float" office:value="8462" calcext:value-type="float">
            <text:p>846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i confío ni desconfío</text:p>
          </table:table-cell>
          <table:table-cell office:value-type="float" office:value="8463" calcext:value-type="float">
            <text:p>846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onfío</text:p>
          </table:table-cell>
          <table:table-cell office:value-type="float" office:value="8464" calcext:value-type="float">
            <text:p>846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onfío mucho</text:p>
          </table:table-cell>
          <table:table-cell office:value-type="float" office:value="8465" calcext:value-type="float">
            <text:p>846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o sabe</text:p>
          </table:table-cell>
          <table:table-cell office:value-type="float" office:value="8466" calcext:value-type="float">
            <text:p>8466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unca</text:p>
          </table:table-cell>
          <table:table-cell office:value-type="float" office:value="8467" calcext:value-type="float">
            <text:p>84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na vez</text:p>
          </table:table-cell>
          <table:table-cell office:value-type="float" office:value="8468" calcext:value-type="float">
            <text:p>846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s Veces</text:p>
          </table:table-cell>
          <table:table-cell office:value-type="float" office:value="8469" calcext:value-type="float">
            <text:p>84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o4 veces</text:p>
          </table:table-cell>
          <table:table-cell office:value-type="float" office:value="8470" calcext:value-type="float">
            <text:p>847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veces o más</text:p>
          </table:table-cell>
          <table:table-cell office:value-type="float" office:value="8471" calcext:value-type="float">
            <text:p>84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 sabe</text:p>
          </table:table-cell>
          <table:table-cell office:value-type="float" office:value="8472" calcext:value-type="float">
            <text:p>847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unca</text:p>
          </table:table-cell>
          <table:table-cell office:value-type="float" office:value="8467" calcext:value-type="float">
            <text:p>84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Una vez</text:p>
          </table:table-cell>
          <table:table-cell office:value-type="float" office:value="8468" calcext:value-type="float">
            <text:p>846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s Veces</text:p>
          </table:table-cell>
          <table:table-cell office:value-type="float" office:value="8469" calcext:value-type="float">
            <text:p>84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o4 veces</text:p>
          </table:table-cell>
          <table:table-cell office:value-type="float" office:value="8470" calcext:value-type="float">
            <text:p>847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veces o más</text:p>
          </table:table-cell>
          <table:table-cell office:value-type="float" office:value="8471" calcext:value-type="float">
            <text:p>84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o sabe</text:p>
          </table:table-cell>
          <table:table-cell office:value-type="float" office:value="8472" calcext:value-type="float">
            <text:p>847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unca</text:p>
          </table:table-cell>
          <table:table-cell office:value-type="float" office:value="8467" calcext:value-type="float">
            <text:p>84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Una vez</text:p>
          </table:table-cell>
          <table:table-cell office:value-type="float" office:value="8468" calcext:value-type="float">
            <text:p>846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s Veces</text:p>
          </table:table-cell>
          <table:table-cell office:value-type="float" office:value="8469" calcext:value-type="float">
            <text:p>84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o4 veces</text:p>
          </table:table-cell>
          <table:table-cell office:value-type="float" office:value="8470" calcext:value-type="float">
            <text:p>847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veces o más</text:p>
          </table:table-cell>
          <table:table-cell office:value-type="float" office:value="8471" calcext:value-type="float">
            <text:p>84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o sabe</text:p>
          </table:table-cell>
          <table:table-cell office:value-type="float" office:value="8472" calcext:value-type="float">
            <text:p>847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unca</text:p>
          </table:table-cell>
          <table:table-cell office:value-type="float" office:value="8467" calcext:value-type="float">
            <text:p>84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Una vez</text:p>
          </table:table-cell>
          <table:table-cell office:value-type="float" office:value="8468" calcext:value-type="float">
            <text:p>846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s Veces</text:p>
          </table:table-cell>
          <table:table-cell office:value-type="float" office:value="8469" calcext:value-type="float">
            <text:p>84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o4 veces</text:p>
          </table:table-cell>
          <table:table-cell office:value-type="float" office:value="8470" calcext:value-type="float">
            <text:p>847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veces o más</text:p>
          </table:table-cell>
          <table:table-cell office:value-type="float" office:value="8471" calcext:value-type="float">
            <text:p>84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o sabe</text:p>
          </table:table-cell>
          <table:table-cell office:value-type="float" office:value="8472" calcext:value-type="float">
            <text:p>847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unca</text:p>
          </table:table-cell>
          <table:table-cell office:value-type="float" office:value="8467" calcext:value-type="float">
            <text:p>84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Una vez</text:p>
          </table:table-cell>
          <table:table-cell office:value-type="float" office:value="8468" calcext:value-type="float">
            <text:p>846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s Veces</text:p>
          </table:table-cell>
          <table:table-cell office:value-type="float" office:value="8469" calcext:value-type="float">
            <text:p>846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o4 veces</text:p>
          </table:table-cell>
          <table:table-cell office:value-type="float" office:value="8470" calcext:value-type="float">
            <text:p>847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veces o más</text:p>
          </table:table-cell>
          <table:table-cell office:value-type="float" office:value="8471" calcext:value-type="float">
            <text:p>84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o sabe</text:p>
          </table:table-cell>
          <table:table-cell office:value-type="float" office:value="8472" calcext:value-type="float">
            <text:p>847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me preocupa en absoluto</text:p>
          </table:table-cell>
          <table:table-cell office:value-type="float" office:value="8473" calcext:value-type="float">
            <text:p>847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un poco</text:p>
          </table:table-cell>
          <table:table-cell office:value-type="float" office:value="8474" calcext:value-type="float">
            <text:p>847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bastante</text:p>
          </table:table-cell>
          <table:table-cell office:value-type="float" office:value="8475" calcext:value-type="float">
            <text:p>847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e preocupa mucho</text:p>
          </table:table-cell>
          <table:table-cell office:value-type="float" office:value="8476" calcext:value-type="float">
            <text:p>847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sabe</text:p>
          </table:table-cell>
          <table:table-cell office:value-type="float" office:value="8477" calcext:value-type="float">
            <text:p>847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 está mal en absoluto</text:p>
          </table:table-cell>
          <table:table-cell office:value-type="float" office:value="8478" calcext:value-type="float">
            <text:p>847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n poco mal</text:p>
          </table:table-cell>
          <table:table-cell office:value-type="float" office:value="8479" calcext:value-type="float">
            <text:p>847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al</text:p>
          </table:table-cell>
          <table:table-cell office:value-type="float" office:value="8480" calcext:value-type="float">
            <text:p>848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uy mal</text:p>
          </table:table-cell>
          <table:table-cell office:value-type="float" office:value="8481" calcext:value-type="float">
            <text:p>848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 sabe</text:p>
          </table:table-cell>
          <table:table-cell office:value-type="float" office:value="8482" calcext:value-type="float">
            <text:p>848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 está mal en absoluto</text:p>
          </table:table-cell>
          <table:table-cell office:value-type="float" office:value="8478" calcext:value-type="float">
            <text:p>847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n poco mal</text:p>
          </table:table-cell>
          <table:table-cell office:value-type="float" office:value="8479" calcext:value-type="float">
            <text:p>847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al</text:p>
          </table:table-cell>
          <table:table-cell office:value-type="float" office:value="8480" calcext:value-type="float">
            <text:p>848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Muy mal</text:p>
          </table:table-cell>
          <table:table-cell office:value-type="float" office:value="8481" calcext:value-type="float">
            <text:p>848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 sabe</text:p>
          </table:table-cell>
          <table:table-cell office:value-type="float" office:value="8482" calcext:value-type="float">
            <text:p>848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 está mal en absoluto</text:p>
          </table:table-cell>
          <table:table-cell office:value-type="float" office:value="8478" calcext:value-type="float">
            <text:p>847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n poco mal</text:p>
          </table:table-cell>
          <table:table-cell office:value-type="float" office:value="8479" calcext:value-type="float">
            <text:p>847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al</text:p>
          </table:table-cell>
          <table:table-cell office:value-type="float" office:value="8480" calcext:value-type="float">
            <text:p>848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Muy mal</text:p>
          </table:table-cell>
          <table:table-cell office:value-type="float" office:value="8481" calcext:value-type="float">
            <text:p>848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 sabe</text:p>
          </table:table-cell>
          <table:table-cell office:value-type="float" office:value="8482" calcext:value-type="float">
            <text:p>848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 está mal en absoluto</text:p>
          </table:table-cell>
          <table:table-cell office:value-type="float" office:value="8478" calcext:value-type="float">
            <text:p>847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n poco mal</text:p>
          </table:table-cell>
          <table:table-cell office:value-type="float" office:value="8479" calcext:value-type="float">
            <text:p>847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al</text:p>
          </table:table-cell>
          <table:table-cell office:value-type="float" office:value="8480" calcext:value-type="float">
            <text:p>848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Muy mal</text:p>
          </table:table-cell>
          <table:table-cell office:value-type="float" office:value="8481" calcext:value-type="float">
            <text:p>848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 sabe</text:p>
          </table:table-cell>
          <table:table-cell office:value-type="float" office:value="8482" calcext:value-type="float">
            <text:p>848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uy de acuerdo</text:p>
          </table:table-cell>
          <table:table-cell office:value-type="float" office:value="8449" calcext:value-type="float">
            <text:p>844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e acuerdo</text:p>
          </table:table-cell>
          <table:table-cell office:value-type="float" office:value="8450" calcext:value-type="float">
            <text:p>845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451" calcext:value-type="float">
            <text:p>845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n desacuerdo</text:p>
          </table:table-cell>
          <table:table-cell office:value-type="float" office:value="8452" calcext:value-type="float">
            <text:p>845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uy en desacuerdo</text:p>
          </table:table-cell>
          <table:table-cell office:value-type="float" office:value="8453" calcext:value-type="float">
            <text:p>845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 sabe</text:p>
          </table:table-cell>
          <table:table-cell office:value-type="float" office:value="8454" calcext:value-type="float">
            <text:p>845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ninguno</text:p>
          </table:table-cell>
          <table:table-cell office:value-type="float" office:value="8483" calcext:value-type="float">
            <text:p>848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unos pocos</text:p>
          </table:table-cell>
          <table:table-cell office:value-type="float" office:value="8484" calcext:value-type="float">
            <text:p>848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bastantes</text:p>
          </table:table-cell>
          <table:table-cell office:value-type="float" office:value="8485" calcext:value-type="float">
            <text:p>848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e la mayoría o todos</text:p>
          </table:table-cell>
          <table:table-cell office:value-type="float" office:value="8486" calcext:value-type="float">
            <text:p>848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unca lo haría (No sugerir)</text:p>
          </table:table-cell>
          <table:table-cell office:value-type="float" office:value="8487" calcext:value-type="float">
            <text:p>848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 contesta (No sugerir)</text:p>
          </table:table-cell>
          <table:table-cell office:value-type="float" office:value="8488" calcext:value-type="float">
            <text:p>848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 sabe cuántos (No sugerir)</text:p>
          </table:table-cell>
          <table:table-cell office:value-type="float" office:value="8489" calcext:value-type="float">
            <text:p>848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unca</text:p>
          </table:table-cell>
          <table:table-cell office:value-type="float" office:value="8490" calcext:value-type="float">
            <text:p>849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Una vez</text:p>
          </table:table-cell>
          <table:table-cell office:value-type="float" office:value="8491" calcext:value-type="float">
            <text:p>849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s veces</text:p>
          </table:table-cell>
          <table:table-cell office:value-type="float" office:value="8492" calcext:value-type="float">
            <text:p>84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 4 veces</text:p>
          </table:table-cell>
          <table:table-cell office:value-type="float" office:value="8493" calcext:value-type="float">
            <text:p>8493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veces o más</text:p>
          </table:table-cell>
          <table:table-cell office:value-type="float" office:value="8494" calcext:value-type="float">
            <text:p>849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se ha encontrado nunca en esa Situación (No sugerir)</text:p>
          </table:table-cell>
          <table:table-cell office:value-type="float" office:value="8495" calcext:value-type="float">
            <text:p>849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contesta (No sugerir)</text:p>
          </table:table-cell>
          <table:table-cell office:value-type="float" office:value="8496" calcext:value-type="float">
            <text:p>849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sabe</text:p>
          </table:table-cell>
          <table:table-cell office:value-type="float" office:value="8497" calcext:value-type="float">
            <text:p>849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SPA_ES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do/ esposa/ pareja</text:p>
          </table:table-cell>
          <table:table-cell office:value-type="float" office:value="8498" calcext:value-type="float">
            <text:p>849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ijo/a, (ya sean suyos o de su pareja, incluyendo hijos/as adoptados/as o en acogida)</text:p>
          </table:table-cell>
          <table:table-cell office:value-type="float" office:value="8499" calcext:value-type="float">
            <text:p>849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dre/madre/suegro/ suegra (ya sean suyos o de su pareja incluyendo adoptivos)</text:p>
          </table:table-cell>
          <table:table-cell office:value-type="float" office:value="8500" calcext:value-type="float">
            <text:p>850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ermano/a (incluyendo adoptivos, hermanastros/as, en acogida)</text:p>
          </table:table-cell>
          <table:table-cell office:value-type="float" office:value="8501" calcext:value-type="float">
            <text:p>850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de parentesco</text:p>
          </table:table-cell>
          <table:table-cell office:value-type="float" office:value="8502" calcext:value-type="float">
            <text:p>850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sin parentesco</text:p>
          </table:table-cell>
          <table:table-cell office:value-type="float" office:value="8503" calcext:value-type="float">
            <text:p>850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sabe)</text:p>
          </table:table-cell>
          <table:table-cell office:value-type="float" office:value="8504" calcext:value-type="float">
            <text:p>850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 ciudad</text:p>
          </table:table-cell>
          <table:table-cell office:value-type="float" office:value="8505" calcext:value-type="float">
            <text:p>85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as afueras de una gran ciudad</text:p>
          </table:table-cell>
          <table:table-cell office:value-type="float" office:value="8506" calcext:value-type="float">
            <text:p>850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ciudad de tamaño medio o pequeño</text:p>
          </table:table-cell>
          <table:table-cell office:value-type="float" office:value="8507" calcext:value-type="float">
            <text:p>850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 pueblo</text:p>
          </table:table-cell>
          <table:table-cell office:value-type="float" office:value="8508" calcext:value-type="float">
            <text:p>850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ja o casa en el campo</text:p>
          </table:table-cell>
          <table:table-cell office:value-type="float" office:value="8509" calcext:value-type="float">
            <text:p>850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No sabe)</text:p>
          </table:table-cell>
          <table:table-cell office:value-type="float" office:value="8510" calcext:value-type="float">
            <text:p>851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SPA_ES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n estudios/analfabeto</text:p>
          </table:table-cell>
          <table:table-cell office:value-type="float" office:value="8511" calcext:value-type="float">
            <text:p>85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512" calcext:value-type="float">
            <text:p>851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ertificado de escolaridad</text:p>
          </table:table-cell>
          <table:table-cell office:value-type="float" office:value="8513" calcext:value-type="float">
            <text:p>851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asta 5º de EGB</text:p>
          </table:table-cell>
          <table:table-cell office:value-type="float" office:value="8514" calcext:value-type="float">
            <text:p>851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tigua primaria completa</text:p>
          </table:table-cell>
          <table:table-cell office:value-type="float" office:value="8515" calcext:value-type="float">
            <text:p>85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GB o ESO</text:p>
          </table:table-cell>
          <table:table-cell office:value-type="float" office:value="8516" calcext:value-type="float">
            <text:p>851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elemental</text:p>
          </table:table-cell>
          <table:table-cell office:value-type="float" office:value="8517" calcext:value-type="float">
            <text:p>851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518" calcext:value-type="float">
            <text:p>85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519" calcext:value-type="float">
            <text:p>851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2' o equivalente</text:p>
          </table:table-cell>
          <table:table-cell office:value-type="float" office:value="8520" calcext:value-type="float">
            <text:p>852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521" calcext:value-type="float">
            <text:p>852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522" calcext:value-type="float">
            <text:p>85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523" calcext:value-type="float">
            <text:p>852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524" calcext:value-type="float">
            <text:p>852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icenciado</text:p>
          </table:table-cell>
          <table:table-cell office:value-type="float" office:value="8525" calcext:value-type="float">
            <text:p>852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526" calcext:value-type="float">
            <text:p>852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ctorado</text:p>
          </table:table-cell>
          <table:table-cell office:value-type="float" office:value="8527" calcext:value-type="float">
            <text:p>85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sabe)</text:p>
          </table:table-cell>
          <table:table-cell office:value-type="float" office:value="8528" calcext:value-type="float">
            <text:p>852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 campo no específico</text:p>
          </table:table-cell>
          <table:table-cell office:value-type="float" office:value="8529" calcext:value-type="float">
            <text:p>852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e – bellas artes o artes aplicadas</text:p>
          </table:table-cell>
          <table:table-cell office:value-type="float" office:value="8530" calcext:value-type="float">
            <text:p>853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dades – idiomas, filología, clásicas, historia, teología, etc.</text:p>
          </table:table-cell>
          <table:table-cell office:value-type="float" office:value="8531" calcext:value-type="float">
            <text:p>85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studios técnicos o de ingeniería, incluyendo arquitectura y urbanismo, industria, aeronáutica, ingeniería naval, construcción, etc.</text:p>
          </table:table-cell>
          <table:table-cell office:value-type="float" office:value="8532" calcext:value-type="float">
            <text:p>85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a y silvicultura, forestales</text:p>
          </table:table-cell>
          <table:table-cell office:value-type="float" office:value="8533" calcext:value-type="float">
            <text:p>85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Formación del profesorado o educación</text:p>
          </table:table-cell>
          <table:table-cell office:value-type="float" office:value="8534" calcext:value-type="float">
            <text:p>85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Ciencias, matemáticas, informática, etc.</text:p>
          </table:table-cell>
          <table:table-cell office:value-type="float" office:value="8535" calcext:value-type="float">
            <text:p>85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ina, servicios de salud, enfermería, etc.</text:p>
          </table:table-cell>
          <table:table-cell office:value-type="float" office:value="8536" calcext:value-type="float">
            <text:p>85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ómicas, comercio, administración de empresas, contabilidad, etc.</text:p>
          </table:table-cell>
          <table:table-cell office:value-type="float" office:value="8537" calcext:value-type="float">
            <text:p>85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studios sociales y del comportamiento, administración pública, medios de comunicación, cultura, estudios del <text:s/>deporte y el ocio, hostelería y turismo, etc.</text:p>
          </table:table-cell>
          <table:table-cell office:value-type="float" office:value="8538" calcext:value-type="float">
            <text:p>85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Derecho y estudios jurídicos</text:p>
          </table:table-cell>
          <table:table-cell office:value-type="float" office:value="8539" calcext:value-type="float">
            <text:p>85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ervicios de cuidado personal – catering, hogar, peluquería, etc.</text:p>
          </table:table-cell>
          <table:table-cell office:value-type="float" office:value="8540" calcext:value-type="float">
            <text:p>85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Orden público y seguridad – policía, fuerzas armadas, bomberos, etc.</text:p>
          </table:table-cell>
          <table:table-cell office:value-type="float" office:value="8541" calcext:value-type="float">
            <text:p>85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e y telecomunicaciones</text:p>
          </table:table-cell>
          <table:table-cell office:value-type="float" office:value="8542" calcext:value-type="float">
            <text:p>85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No sabe)</text:p>
          </table:table-cell>
          <table:table-cell office:value-type="float" office:value="8543" calcext:value-type="float">
            <text:p>854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SPA_ES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544" calcext:value-type="float">
            <text:p>85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545" calcext:value-type="float">
            <text:p>85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546" calcext:value-type="float">
            <text:p>85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547" calcext:value-type="float">
            <text:p>85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548" calcext:value-type="float">
            <text:p>85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Jubilado</text:p>
          </table:table-cell>
          <table:table-cell office:value-type="float" office:value="8549" calcext:value-type="float">
            <text:p>85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550" calcext:value-type="float">
            <text:p>85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ra</text:p>
          </table:table-cell>
          <table:table-cell office:value-type="float" office:value="8551" calcext:value-type="float">
            <text:p>85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No sabe)</text:p>
          </table:table-cell>
          <table:table-cell office:value-type="float" office:value="8552" calcext:value-type="float">
            <text:p>85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544" calcext:value-type="float">
            <text:p>85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545" calcext:value-type="float">
            <text:p>85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546" calcext:value-type="float">
            <text:p>85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547" calcext:value-type="float">
            <text:p>85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548" calcext:value-type="float">
            <text:p>85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Jubilado</text:p>
          </table:table-cell>
          <table:table-cell office:value-type="float" office:value="8549" calcext:value-type="float">
            <text:p>85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550" calcext:value-type="float">
            <text:p>85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Otra</text:p>
          </table:table-cell>
          <table:table-cell office:value-type="float" office:value="8551" calcext:value-type="float">
            <text:p>85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No sabe)</text:p>
          </table:table-cell>
          <table:table-cell office:value-type="float" office:value="8552" calcext:value-type="float">
            <text:p>85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 trabajador por cuenta ajena</text:p>
          </table:table-cell>
          <table:table-cell office:value-type="float" office:value="8553" calcext:value-type="float">
            <text:p>855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554" calcext:value-type="float">
            <text:p>855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o trabaja/ba en un negocio familiar?</text:p>
          </table:table-cell>
          <table:table-cell office:value-type="float" office:value="8555" calcext:value-type="float">
            <text:p>85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No sabe)</text:p>
          </table:table-cell>
          <table:table-cell office:value-type="float" office:value="8556" calcext:value-type="float">
            <text:p>85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SPA_ES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indefinido</text:p>
          </table:table-cell>
          <table:table-cell office:value-type="float" office:value="8557" calcext:value-type="float">
            <text:p>855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emporal</text:p>
          </table:table-cell>
          <table:table-cell office:value-type="float" office:value="8558" calcext:value-type="float">
            <text:p>855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 no tiene/tenía contrato?</text:p>
          </table:table-cell>
          <table:table-cell office:value-type="float" office:value="8559" calcext:value-type="float">
            <text:p>855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sabe)</text:p>
          </table:table-cell>
          <table:table-cell office:value-type="float" office:value="8560" calcext:value-type="float">
            <text:p>856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menos de 10</text:p>
          </table:table-cell>
          <table:table-cell office:value-type="float" office:value="8561" calcext:value-type="float">
            <text:p>856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10 a 24</text:p>
          </table:table-cell>
          <table:table-cell office:value-type="float" office:value="8562" calcext:value-type="float">
            <text:p>856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25 a 99</text:p>
          </table:table-cell>
          <table:table-cell office:value-type="float" office:value="8563" calcext:value-type="float">
            <text:p>856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de 100 a 499</text:p>
          </table:table-cell>
          <table:table-cell office:value-type="float" office:value="8564" calcext:value-type="float">
            <text:p>85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 500 o más?</text:p>
          </table:table-cell>
          <table:table-cell office:value-type="float" office:value="8565" calcext:value-type="float">
            <text:p>856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sabe)</text:p>
          </table:table-cell>
          <table:table-cell office:value-type="float" office:value="8566" calcext:value-type="float">
            <text:p>85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SPA_ES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567" calcext:value-type="float">
            <text:p>856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8568" calcext:value-type="float">
            <text:p>856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8569" calcext:value-type="float">
            <text:p>85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8570" calcext:value-type="float">
            <text:p>85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8571" calcext:value-type="float">
            <text:p>85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8572" calcext:value-type="float">
            <text:p>85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8573" calcext:value-type="float">
            <text:p>85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8574" calcext:value-type="float">
            <text:p>85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8576" calcext:value-type="float">
            <text:p>857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577" calcext:value-type="float">
            <text:p>857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No sabe)</text:p>
          </table:table-cell>
          <table:table-cell office:value-type="float" office:value="8578" calcext:value-type="float">
            <text:p>857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567" calcext:value-type="float">
            <text:p>856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8568" calcext:value-type="float">
            <text:p>856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8569" calcext:value-type="float">
            <text:p>85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8570" calcext:value-type="float">
            <text:p>85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8571" calcext:value-type="float">
            <text:p>85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8572" calcext:value-type="float">
            <text:p>85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8573" calcext:value-type="float">
            <text:p>85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8574" calcext:value-type="float">
            <text:p>85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8576" calcext:value-type="float">
            <text:p>857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577" calcext:value-type="float">
            <text:p>857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No sabe)</text:p>
          </table:table-cell>
          <table:table-cell office:value-type="float" office:value="8578" calcext:value-type="float">
            <text:p>857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No tengo/tenía ninguna influencia</text:p>
          </table:table-cell>
          <table:table-cell office:value-type="float" office:value="8567" calcext:value-type="float">
            <text:p>856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8568" calcext:value-type="float">
            <text:p>856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8569" calcext:value-type="float">
            <text:p>85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8570" calcext:value-type="float">
            <text:p>85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8571" calcext:value-type="float">
            <text:p>85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8572" calcext:value-type="float">
            <text:p>85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8573" calcext:value-type="float">
            <text:p>85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8574" calcext:value-type="float">
            <text:p>857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8576" calcext:value-type="float">
            <text:p>857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Tengo/tenía un control total</text:p>
          </table:table-cell>
          <table:table-cell office:value-type="float" office:value="8577" calcext:value-type="float">
            <text:p>857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No sabe)</text:p>
          </table:table-cell>
          <table:table-cell office:value-type="float" office:value="8578" calcext:value-type="float">
            <text:p>857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SPA_ES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rivado</text:p>
          </table:table-cell>
          <table:table-cell office:value-type="float" office:value="8579" calcext:value-type="float">
            <text:p>85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úblico</text:p>
          </table:table-cell>
          <table:table-cell office:value-type="float" office:value="8580" calcext:value-type="float">
            <text:p>858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Sin ánimo de lucro</text:p>
          </table:table-cell>
          <table:table-cell office:value-type="float" office:value="8581" calcext:value-type="float">
            <text:p>858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177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No sabe)</text:p>
          </table:table-cell>
          <table:table-cell office:value-type="float" office:value="8582" calcext:value-type="float">
            <text:p>858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í, lo estoy</text:p>
          </table:table-cell>
          <table:table-cell office:value-type="float" office:value="8583" calcext:value-type="float">
            <text:p>858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í, lo he estado</text:p>
          </table:table-cell>
          <table:table-cell office:value-type="float" office:value="8584" calcext:value-type="float">
            <text:p>85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8585" calcext:value-type="float">
            <text:p>85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No sabe)</text:p>
          </table:table-cell>
          <table:table-cell office:value-type="float" office:value="8586" calcext:value-type="float">
            <text:p>85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del trabajo por cuenta ajena</text:p>
          </table:table-cell>
          <table:table-cell office:value-type="float" office:value="8587" calcext:value-type="float">
            <text:p>858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del trabajo por cuenta propia (excluidas las explotaciones agrícolas)</text:p>
          </table:table-cell>
          <table:table-cell office:value-type="float" office:value="8588" calcext:value-type="float">
            <text:p>8588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larios o ingresos procedentes de explotaciones agrícolas</text:p>
          </table:table-cell>
          <table:table-cell office:value-type="float" office:value="8589" calcext:value-type="float">
            <text:p>8589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es</text:p>
          </table:table-cell>
          <table:table-cell office:value-type="float" office:value="8590" calcext:value-type="float">
            <text:p>859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restación por desempleo o indemnización por despido</text:p>
          </table:table-cell>
          <table:table-cell office:value-type="float" office:value="8591" calcext:value-type="float">
            <text:p>859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Otras ayudas o prestaciones sociales</text:p>
          </table:table-cell>
          <table:table-cell office:value-type="float" office:value="8592" calcext:value-type="float">
            <text:p>859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as de inversiones, ahorros, seguros o propiedades</text:p>
          </table:table-cell>
          <table:table-cell office:value-type="float" office:value="8593" calcext:value-type="float">
            <text:p>859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gresos de otras fuentes</text:p>
          </table:table-cell>
          <table:table-cell office:value-type="float" office:value="8594" calcext:value-type="float">
            <text:p>8594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No sabe)</text:p>
          </table:table-cell>
          <table:table-cell office:value-type="float" office:value="8595" calcext:value-type="float">
            <text:p>859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Menos de €40</text:p>
          </table:table-cell>
          <table:table-cell office:value-type="float" office:value="8596" calcext:value-type="float">
            <text:p>859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Entre €40 y menos de €70</text:p>
          </table:table-cell>
          <table:table-cell office:value-type="float" office:value="8597" calcext:value-type="float">
            <text:p>8597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Entre €70 y menos de €120</text:p>
          </table:table-cell>
          <table:table-cell office:value-type="float" office:value="8598" calcext:value-type="float">
            <text:p>859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Entre €120 y menos de €230</text:p>
          </table:table-cell>
          <table:table-cell office:value-type="float" office:value="8599" calcext:value-type="float">
            <text:p>859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Entre €230 y menos de €350</text:p>
          </table:table-cell>
          <table:table-cell office:value-type="float" office:value="8600" calcext:value-type="float">
            <text:p>860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Entre €350 y menos de €460</text:p>
          </table:table-cell>
          <table:table-cell office:value-type="float" office:value="8601" calcext:value-type="float">
            <text:p>860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Entre €460 y menos de €580</text:p>
          </table:table-cell>
          <table:table-cell office:value-type="float" office:value="8602" calcext:value-type="float">
            <text:p>860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Entre €580 y menos de €690</text:p>
          </table:table-cell>
          <table:table-cell office:value-type="float" office:value="8603" calcext:value-type="float">
            <text:p>860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Entre €690 y menos de €1.150</text:p>
          </table:table-cell>
          <table:table-cell office:value-type="float" office:value="8604" calcext:value-type="float">
            <text:p>860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Entre €1.150 y menos de €1.730</text:p>
          </table:table-cell>
          <table:table-cell office:value-type="float" office:value="8605" calcext:value-type="float">
            <text:p>86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Entre €1.730 y menos de €2.310</text:p>
          </table:table-cell>
          <table:table-cell office:value-type="float" office:value="8606" calcext:value-type="float">
            <text:p>860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310 o más</text:p>
          </table:table-cell>
          <table:table-cell office:value-type="float" office:value="8607" calcext:value-type="float">
            <text:p>8607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No sabe)</text:p>
          </table:table-cell>
          <table:table-cell office:value-type="float" office:value="8608" calcext:value-type="float">
            <text:p>860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Menos de €150</text:p>
          </table:table-cell>
          <table:table-cell office:value-type="float" office:value="8609" calcext:value-type="float">
            <text:p>8609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Entre €150 y menos de €300</text:p>
          </table:table-cell>
          <table:table-cell office:value-type="float" office:value="8610" calcext:value-type="float">
            <text:p>861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Entre €300 y menos de €500</text:p>
          </table:table-cell>
          <table:table-cell office:value-type="float" office:value="8611" calcext:value-type="float">
            <text:p>861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Entre €500 y menos de €1.000</text:p>
          </table:table-cell>
          <table:table-cell office:value-type="float" office:value="8612" calcext:value-type="float">
            <text:p>861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Entre €1.000 y menos de €1.500</text:p>
          </table:table-cell>
          <table:table-cell office:value-type="float" office:value="8613" calcext:value-type="float">
            <text:p>861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Entre €1.500 y menos de €2.000</text:p>
          </table:table-cell>
          <table:table-cell office:value-type="float" office:value="8614" calcext:value-type="float">
            <text:p>861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Entre €2.000 y menos de €2.500</text:p>
          </table:table-cell>
          <table:table-cell office:value-type="float" office:value="8615" calcext:value-type="float">
            <text:p>861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Entre €2.500 y menos de €3.000</text:p>
          </table:table-cell>
          <table:table-cell office:value-type="float" office:value="8616" calcext:value-type="float">
            <text:p>861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Entre €3.000 y menos de €5.000</text:p>
          </table:table-cell>
          <table:table-cell office:value-type="float" office:value="8617" calcext:value-type="float">
            <text:p>8617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Entre €5.000 y menos de €7.500</text:p>
          </table:table-cell>
          <table:table-cell office:value-type="float" office:value="8618" calcext:value-type="float">
            <text:p>861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Entre €7.500 y menos de €10.000</text:p>
          </table:table-cell>
          <table:table-cell office:value-type="float" office:value="8619" calcext:value-type="float">
            <text:p>8619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 más</text:p>
          </table:table-cell>
          <table:table-cell office:value-type="float" office:value="8620" calcext:value-type="float">
            <text:p>862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No sabe)</text:p>
          </table:table-cell>
          <table:table-cell office:value-type="float" office:value="8621" calcext:value-type="float">
            <text:p>862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Menos de €1.800</text:p>
          </table:table-cell>
          <table:table-cell office:value-type="float" office:value="8622" calcext:value-type="float">
            <text:p>862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Entre €1.800 y menos de €3.600</text:p>
          </table:table-cell>
          <table:table-cell office:value-type="float" office:value="8623" calcext:value-type="float">
            <text:p>862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Entre €3.600 y menos de €6.000</text:p>
          </table:table-cell>
          <table:table-cell office:value-type="float" office:value="8624" calcext:value-type="float">
            <text:p>862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Entre €6.000 y menos de €12.000</text:p>
          </table:table-cell>
          <table:table-cell office:value-type="float" office:value="8625" calcext:value-type="float">
            <text:p>862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Entre €12.000 y menos de €18.000</text:p>
          </table:table-cell>
          <table:table-cell office:value-type="float" office:value="8626" calcext:value-type="float">
            <text:p>862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Entre €18.000 y menos de €24.000</text:p>
          </table:table-cell>
          <table:table-cell office:value-type="float" office:value="8627" calcext:value-type="float">
            <text:p>8627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Entre €24.000 y menos de €30.000</text:p>
          </table:table-cell>
          <table:table-cell office:value-type="float" office:value="8628" calcext:value-type="float">
            <text:p>862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Entre €30.000 y menos de €36.000</text:p>
          </table:table-cell>
          <table:table-cell office:value-type="float" office:value="8629" calcext:value-type="float">
            <text:p>8629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Entre €36.000 y menos de €60.000</text:p>
          </table:table-cell>
          <table:table-cell office:value-type="float" office:value="8630" calcext:value-type="float">
            <text:p>863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Entre €60.000 y menos de €90.000</text:p>
          </table:table-cell>
          <table:table-cell office:value-type="float" office:value="8631" calcext:value-type="float">
            <text:p>863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Entre €90.000 y menos de €120.000</text:p>
          </table:table-cell>
          <table:table-cell office:value-type="float" office:value="8632" calcext:value-type="float">
            <text:p>863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.000 o más</text:p>
          </table:table-cell>
          <table:table-cell office:value-type="float" office:value="8633" calcext:value-type="float">
            <text:p>863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No sabe)</text:p>
          </table:table-cell>
          <table:table-cell office:value-type="float" office:value="8634" calcext:value-type="float">
            <text:p>863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J Menos de 7.000 pts.</text:p>
          </table:table-cell>
          <table:table-cell office:value-type="float" office:value="8635" calcext:value-type="float">
            <text:p>863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R Entre 7.000 y menos de 12.000</text:p>
          </table:table-cell>
          <table:table-cell office:value-type="float" office:value="8636" calcext:value-type="float">
            <text:p>863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C Entre 12.000 y menos de 20.000</text:p>
          </table:table-cell>
          <table:table-cell office:value-type="float" office:value="8637" calcext:value-type="float">
            <text:p>863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M Entre 20.000 y menos de 38.000</text:p>
          </table:table-cell>
          <table:table-cell office:value-type="float" office:value="8638" calcext:value-type="float">
            <text:p>863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F Entre 38.000 y menos de 58.000</text:p>
          </table:table-cell>
          <table:table-cell office:value-type="float" office:value="8639" calcext:value-type="float">
            <text:p>8639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S Entre 58.000 y menos de 77.000</text:p>
          </table:table-cell>
          <table:table-cell office:value-type="float" office:value="8640" calcext:value-type="float">
            <text:p>864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K Entre 77.000 y menos de 96.000</text:p>
          </table:table-cell>
          <table:table-cell office:value-type="float" office:value="8641" calcext:value-type="float">
            <text:p>8641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P Entre 96.000 y menos de 115.000</text:p>
          </table:table-cell>
          <table:table-cell office:value-type="float" office:value="8642" calcext:value-type="float">
            <text:p>864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D Entre 115.000 y menos de 191.000</text:p>
          </table:table-cell>
          <table:table-cell office:value-type="float" office:value="8643" calcext:value-type="float">
            <text:p>8643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H Entre 191.000 y menos de 288.000</text:p>
          </table:table-cell>
          <table:table-cell office:value-type="float" office:value="8644" calcext:value-type="float">
            <text:p>864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U Entre 288.000 y menos de 384.000</text:p>
          </table:table-cell>
          <table:table-cell office:value-type="float" office:value="8645" calcext:value-type="float">
            <text:p>864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N 385.000 pts. o más</text:p>
          </table:table-cell>
          <table:table-cell office:value-type="float" office:value="8646" calcext:value-type="float">
            <text:p>86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7</text:p>
          </table:table-cell>
          <table:table-cell office:value-type="string" calcext:value-type="string">
            <text:p>F32ww</text:p>
          </table:table-cell>
          <table:table-cell office:value-type="string" calcext:value-type="string">
            <text:p>(No sabe)</text:p>
          </table:table-cell>
          <table:table-cell office:value-type="float" office:value="8647" calcext:value-type="float">
            <text:p>864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J Menos de 25.000 pts.</text:p>
          </table:table-cell>
          <table:table-cell office:value-type="float" office:value="8648" calcext:value-type="float">
            <text:p>864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R Entre 25.000 y menos de 50.000 pts.</text:p>
          </table:table-cell>
          <table:table-cell office:value-type="float" office:value="8649" calcext:value-type="float">
            <text:p>864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C Entre 50.000 y menos de 83.000 pts.</text:p>
          </table:table-cell>
          <table:table-cell office:value-type="float" office:value="8650" calcext:value-type="float">
            <text:p>865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M Entre 83.000 y menos de 166.000 pts.</text:p>
          </table:table-cell>
          <table:table-cell office:value-type="float" office:value="8651" calcext:value-type="float">
            <text:p>865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F Entre 166.000 y menos de 250.000 pts.</text:p>
          </table:table-cell>
          <table:table-cell office:value-type="float" office:value="8652" calcext:value-type="float">
            <text:p>865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S Entre 250.000 y menos de 333.000 pts.</text:p>
          </table:table-cell>
          <table:table-cell office:value-type="float" office:value="8653" calcext:value-type="float">
            <text:p>865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K Entre 333.000 y menos de 416.000 pts.</text:p>
          </table:table-cell>
          <table:table-cell office:value-type="float" office:value="8654" calcext:value-type="float">
            <text:p>865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P Entre 416.000 y menos de 499.000 pts.</text:p>
          </table:table-cell>
          <table:table-cell office:value-type="float" office:value="8655" calcext:value-type="float">
            <text:p>865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D Entre 499.000 y menos de 832.000 pts.</text:p>
          </table:table-cell>
          <table:table-cell office:value-type="float" office:value="8656" calcext:value-type="float">
            <text:p>865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H Entre 832.000 y menos de 1.248.000 pts.</text:p>
          </table:table-cell>
          <table:table-cell office:value-type="float" office:value="8657" calcext:value-type="float">
            <text:p>865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U Entre 1.248.000 y 1.664.000 pts.</text:p>
          </table:table-cell>
          <table:table-cell office:value-type="float" office:value="8658" calcext:value-type="float">
            <text:p>865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N 1.665.000 pts. o más</text:p>
          </table:table-cell>
          <table:table-cell office:value-type="float" office:value="8659" calcext:value-type="float">
            <text:p>8659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8</text:p>
          </table:table-cell>
          <table:table-cell office:value-type="string" calcext:value-type="string">
            <text:p>F32mm</text:p>
          </table:table-cell>
          <table:table-cell office:value-type="string" calcext:value-type="string">
            <text:p>(No sabe)</text:p>
          </table:table-cell>
          <table:table-cell office:value-type="float" office:value="8660" calcext:value-type="float">
            <text:p>866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J Menos de 300.000 pts.</text:p>
          </table:table-cell>
          <table:table-cell office:value-type="float" office:value="8661" calcext:value-type="float">
            <text:p>866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R Entre 300.000 y menos de 600.000 pts.</text:p>
          </table:table-cell>
          <table:table-cell office:value-type="float" office:value="8662" calcext:value-type="float">
            <text:p>866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C Entre 600.000 y menos de 1.000.000 pts.</text:p>
          </table:table-cell>
          <table:table-cell office:value-type="float" office:value="8663" calcext:value-type="float">
            <text:p>866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M Entre 1.000.000 y menos de 2.000.000 pts.</text:p>
          </table:table-cell>
          <table:table-cell office:value-type="float" office:value="8664" calcext:value-type="float">
            <text:p>866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F Entre 2.000.000 y menos de 3.000.000 pts.</text:p>
          </table:table-cell>
          <table:table-cell office:value-type="float" office:value="8665" calcext:value-type="float">
            <text:p>866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S Entre 3.000.000 y menos de 4.000.000 pts.</text:p>
          </table:table-cell>
          <table:table-cell office:value-type="float" office:value="8666" calcext:value-type="float">
            <text:p>866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K Entre 4.000.000 y menos de 5.000.000 pts.</text:p>
          </table:table-cell>
          <table:table-cell office:value-type="float" office:value="8667" calcext:value-type="float">
            <text:p>866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P Entre 5.000.000 y menos de 6.000.000 pts.</text:p>
          </table:table-cell>
          <table:table-cell office:value-type="float" office:value="8668" calcext:value-type="float">
            <text:p>866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D Entre 6.000.000 y menos de 10.000.000 pts.</text:p>
          </table:table-cell>
          <table:table-cell office:value-type="float" office:value="8669" calcext:value-type="float">
            <text:p>866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H Entre 10.000.000 y menos de 15.000.000</text:p>
          </table:table-cell>
          <table:table-cell office:value-type="float" office:value="8670" calcext:value-type="float">
            <text:p>86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U Entre 15.000.000 y 20.000.000 pts.</text:p>
          </table:table-cell>
          <table:table-cell office:value-type="float" office:value="8671" calcext:value-type="float">
            <text:p>867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N Más de 20.000.000 pts.</text:p>
          </table:table-cell>
          <table:table-cell office:value-type="float" office:value="8672" calcext:value-type="float">
            <text:p>867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89</text:p>
          </table:table-cell>
          <table:table-cell office:value-type="string" calcext:value-type="string">
            <text:p>F32yy</text:p>
          </table:table-cell>
          <table:table-cell office:value-type="string" calcext:value-type="string">
            <text:p>(No sabe)</text:p>
          </table:table-cell>
          <table:table-cell office:value-type="float" office:value="8673" calcext:value-type="float">
            <text:p>867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inguna</text:p>
          </table:table-cell>
          <table:table-cell office:value-type="float" office:value="8674" calcext:value-type="float">
            <text:p>867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a pequeña parte</text:p>
          </table:table-cell>
          <table:table-cell office:value-type="float" office:value="8675" calcext:value-type="float">
            <text:p>867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enos de la mitad</text:p>
          </table:table-cell>
          <table:table-cell office:value-type="float" office:value="8676" calcext:value-type="float">
            <text:p>867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proximadamente la mitad</text:p>
          </table:table-cell>
          <table:table-cell office:value-type="float" office:value="8677" calcext:value-type="float">
            <text:p>867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ás de la mitad</text:p>
          </table:table-cell>
          <table:table-cell office:value-type="float" office:value="8678" calcext:value-type="float">
            <text:p>867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a gran parte</text:p>
          </table:table-cell>
          <table:table-cell office:value-type="float" office:value="8679" calcext:value-type="float">
            <text:p>867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Todo</text:p>
          </table:table-cell>
          <table:table-cell office:value-type="float" office:value="8680" calcext:value-type="float">
            <text:p>868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0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No sabe)</text:p>
          </table:table-cell>
          <table:table-cell office:value-type="float" office:value="8681" calcext:value-type="float">
            <text:p>868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vivimos cómodamente</text:p>
          </table:table-cell>
          <table:table-cell office:value-type="float" office:value="8682" calcext:value-type="float">
            <text:p>868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nos llega para vivir</text:p>
          </table:table-cell>
          <table:table-cell office:value-type="float" office:value="8683" calcext:value-type="float">
            <text:p>868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tenemos dificultades</text:p>
          </table:table-cell>
          <table:table-cell office:value-type="float" office:value="8684" calcext:value-type="float">
            <text:p>868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n los ingresos actuales tenemos muchas dificultades</text:p>
          </table:table-cell>
          <table:table-cell office:value-type="float" office:value="8685" calcext:value-type="float">
            <text:p>868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19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No sabe)</text:p>
          </table:table-cell>
          <table:table-cell office:value-type="float" office:value="8686" calcext:value-type="float">
            <text:p>868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Muy difícil</text:p>
          </table:table-cell>
          <table:table-cell office:value-type="float" office:value="8687" calcext:value-type="float">
            <text:p>868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stante difícil</text:p>
          </table:table-cell>
          <table:table-cell office:value-type="float" office:value="8688" calcext:value-type="float">
            <text:p>868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i fácil ni difícil</text:p>
          </table:table-cell>
          <table:table-cell office:value-type="float" office:value="8689" calcext:value-type="float">
            <text:p>868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stante fácil</text:p>
          </table:table-cell>
          <table:table-cell office:value-type="float" office:value="8690" calcext:value-type="float">
            <text:p>869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Muy fácil</text:p>
          </table:table-cell>
          <table:table-cell office:value-type="float" office:value="8691" calcext:value-type="float">
            <text:p>869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No sabe)</text:p>
          </table:table-cell>
          <table:table-cell office:value-type="float" office:value="8692" calcext:value-type="float">
            <text:p>869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in estudios/analfabeto</text:p>
          </table:table-cell>
          <table:table-cell office:value-type="float" office:value="8511" calcext:value-type="float">
            <text:p>85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512" calcext:value-type="float">
            <text:p>851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Certificado de escolaridad</text:p>
          </table:table-cell>
          <table:table-cell office:value-type="float" office:value="8513" calcext:value-type="float">
            <text:p>851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Hasta 5º de EGB</text:p>
          </table:table-cell>
          <table:table-cell office:value-type="float" office:value="8514" calcext:value-type="float">
            <text:p>851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tigua primaria completa</text:p>
          </table:table-cell>
          <table:table-cell office:value-type="float" office:value="8515" calcext:value-type="float">
            <text:p>85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GB o ESO</text:p>
          </table:table-cell>
          <table:table-cell office:value-type="float" office:value="8516" calcext:value-type="float">
            <text:p>851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hillerato elemental</text:p>
          </table:table-cell>
          <table:table-cell office:value-type="float" office:value="8517" calcext:value-type="float">
            <text:p>851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518" calcext:value-type="float">
            <text:p>85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519" calcext:value-type="float">
            <text:p>851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'FP2' o equivalente</text:p>
          </table:table-cell>
          <table:table-cell office:value-type="float" office:value="8520" calcext:value-type="float">
            <text:p>852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521" calcext:value-type="float">
            <text:p>852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522" calcext:value-type="float">
            <text:p>85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523" calcext:value-type="float">
            <text:p>852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524" calcext:value-type="float">
            <text:p>852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icenciado</text:p>
          </table:table-cell>
          <table:table-cell office:value-type="float" office:value="8525" calcext:value-type="float">
            <text:p>852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526" calcext:value-type="float">
            <text:p>852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octorado</text:p>
          </table:table-cell>
          <table:table-cell office:value-type="float" office:value="8527" calcext:value-type="float">
            <text:p>85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No sabe)</text:p>
          </table:table-cell>
          <table:table-cell office:value-type="float" office:value="8528" calcext:value-type="float">
            <text:p>852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544" calcext:value-type="float">
            <text:p>85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545" calcext:value-type="float">
            <text:p>85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546" calcext:value-type="float">
            <text:p>85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547" calcext:value-type="float">
            <text:p>85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548" calcext:value-type="float">
            <text:p>85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Jubilado</text:p>
          </table:table-cell>
          <table:table-cell office:value-type="float" office:value="8549" calcext:value-type="float">
            <text:p>85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550" calcext:value-type="float">
            <text:p>85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Otra</text:p>
          </table:table-cell>
          <table:table-cell office:value-type="float" office:value="8551" calcext:value-type="float">
            <text:p>85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4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No sabe)</text:p>
          </table:table-cell>
          <table:table-cell office:value-type="float" office:value="8552" calcext:value-type="float">
            <text:p>85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8544" calcext:value-type="float">
            <text:p>85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8545" calcext:value-type="float">
            <text:p>85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8546" calcext:value-type="float">
            <text:p>85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8547" calcext:value-type="float">
            <text:p>85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8548" calcext:value-type="float">
            <text:p>85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Jubilado</text:p>
          </table:table-cell>
          <table:table-cell office:value-type="float" office:value="8549" calcext:value-type="float">
            <text:p>85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8550" calcext:value-type="float">
            <text:p>85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Otra</text:p>
          </table:table-cell>
          <table:table-cell office:value-type="float" office:value="8551" calcext:value-type="float">
            <text:p>85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5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No sabe)</text:p>
          </table:table-cell>
          <table:table-cell office:value-type="float" office:value="8552" calcext:value-type="float">
            <text:p>85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SPA_ES_196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97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98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199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rivado</text:p>
          </table:table-cell>
          <table:table-cell office:value-type="float" office:value="8579" calcext:value-type="float">
            <text:p>85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Público</text:p>
          </table:table-cell>
          <table:table-cell office:value-type="float" office:value="8580" calcext:value-type="float">
            <text:p>858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Sin ánimo de lucro</text:p>
          </table:table-cell>
          <table:table-cell office:value-type="float" office:value="8581" calcext:value-type="float">
            <text:p>858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00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No sabe)</text:p>
          </table:table-cell>
          <table:table-cell office:value-type="float" office:value="8582" calcext:value-type="float">
            <text:p>858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 trabajador por cuenta ajena</text:p>
          </table:table-cell>
          <table:table-cell office:value-type="float" office:value="8693" calcext:value-type="float">
            <text:p>869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694" calcext:value-type="float">
            <text:p>869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 trabaja en un negocio familiar?</text:p>
          </table:table-cell>
          <table:table-cell office:value-type="float" office:value="8695" calcext:value-type="float">
            <text:p>869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SPA_ES_201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sabe)</text:p>
          </table:table-cell>
          <table:table-cell office:value-type="float" office:value="8696" calcext:value-type="float">
            <text:p>869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SPA_ES_202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03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04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No tiene ninguna influencia</text:p>
          </table:table-cell>
          <table:table-cell office:value-type="float" office:value="8697" calcext:value-type="float">
            <text:p>869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8698" calcext:value-type="float">
            <text:p>869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8699" calcext:value-type="float">
            <text:p>869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8700" calcext:value-type="float">
            <text:p>870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8701" calcext:value-type="float">
            <text:p>870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8702" calcext:value-type="float">
            <text:p>870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8703" calcext:value-type="float">
            <text:p>870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8704" calcext:value-type="float">
            <text:p>870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8705" calcext:value-type="float">
            <text:p>87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8706" calcext:value-type="float">
            <text:p>870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Tiene un control total</text:p>
          </table:table-cell>
          <table:table-cell office:value-type="float" office:value="8707" calcext:value-type="float">
            <text:p>870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5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No sabe)</text:p>
          </table:table-cell>
          <table:table-cell office:value-type="float" office:value="8708" calcext:value-type="float">
            <text:p>870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No tiene ninguna influencia</text:p>
          </table:table-cell>
          <table:table-cell office:value-type="float" office:value="8697" calcext:value-type="float">
            <text:p>869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8698" calcext:value-type="float">
            <text:p>869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8699" calcext:value-type="float">
            <text:p>8699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8700" calcext:value-type="float">
            <text:p>870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8701" calcext:value-type="float">
            <text:p>870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8702" calcext:value-type="float">
            <text:p>870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8703" calcext:value-type="float">
            <text:p>870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8704" calcext:value-type="float">
            <text:p>870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8705" calcext:value-type="float">
            <text:p>87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8706" calcext:value-type="float">
            <text:p>870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Tiene un control total</text:p>
          </table:table-cell>
          <table:table-cell office:value-type="float" office:value="8707" calcext:value-type="float">
            <text:p>870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6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No sabe)</text:p>
          </table:table-cell>
          <table:table-cell office:value-type="float" office:value="8708" calcext:value-type="float">
            <text:p>8708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SPA_ES_207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in estudios/analfabeto</text:p>
          </table:table-cell>
          <table:table-cell office:value-type="float" office:value="8511" calcext:value-type="float">
            <text:p>85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512" calcext:value-type="float">
            <text:p>851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Certificado de escolaridad</text:p>
          </table:table-cell>
          <table:table-cell office:value-type="float" office:value="8513" calcext:value-type="float">
            <text:p>851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Hasta 5º de EGB</text:p>
          </table:table-cell>
          <table:table-cell office:value-type="float" office:value="8514" calcext:value-type="float">
            <text:p>851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tigua primaria completa</text:p>
          </table:table-cell>
          <table:table-cell office:value-type="float" office:value="8515" calcext:value-type="float">
            <text:p>85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GB o ESO</text:p>
          </table:table-cell>
          <table:table-cell office:value-type="float" office:value="8516" calcext:value-type="float">
            <text:p>851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hillerato elemental</text:p>
          </table:table-cell>
          <table:table-cell office:value-type="float" office:value="8517" calcext:value-type="float">
            <text:p>851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518" calcext:value-type="float">
            <text:p>85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519" calcext:value-type="float">
            <text:p>851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'FP2' o equivalente</text:p>
          </table:table-cell>
          <table:table-cell office:value-type="float" office:value="8520" calcext:value-type="float">
            <text:p>852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521" calcext:value-type="float">
            <text:p>852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522" calcext:value-type="float">
            <text:p>85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523" calcext:value-type="float">
            <text:p>852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524" calcext:value-type="float">
            <text:p>852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icenciado</text:p>
          </table:table-cell>
          <table:table-cell office:value-type="float" office:value="8525" calcext:value-type="float">
            <text:p>852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526" calcext:value-type="float">
            <text:p>852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octorado</text:p>
          </table:table-cell>
          <table:table-cell office:value-type="float" office:value="8527" calcext:value-type="float">
            <text:p>85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No sabe)</text:p>
          </table:table-cell>
          <table:table-cell office:value-type="float" office:value="8528" calcext:value-type="float">
            <text:p>852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709" calcext:value-type="float">
            <text:p>870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710" calcext:value-type="float">
            <text:p>871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 trabajaba</text:p>
          </table:table-cell>
          <table:table-cell office:value-type="float" office:value="8711" calcext:value-type="float">
            <text:p>871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712" calcext:value-type="float">
            <text:p>871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SPA_ES_209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No sabe)</text:p>
          </table:table-cell>
          <table:table-cell office:value-type="float" office:value="8713" calcext:value-type="float">
            <text:p>871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SPA_ES_210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1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2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714" calcext:value-type="float">
            <text:p>871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715" calcext:value-type="float">
            <text:p>871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716" calcext:value-type="float">
            <text:p>87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717" calcext:value-type="float">
            <text:p>871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718" calcext:value-type="float">
            <text:p>871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719" calcext:value-type="float">
            <text:p>871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720" calcext:value-type="float">
            <text:p>872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721" calcext:value-type="float">
            <text:p>872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3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No sabe)</text:p>
          </table:table-cell>
          <table:table-cell office:value-type="float" office:value="8722" calcext:value-type="float">
            <text:p>872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in estudios/analfabeto</text:p>
          </table:table-cell>
          <table:table-cell office:value-type="float" office:value="8511" calcext:value-type="float">
            <text:p>85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primarios sin terminar</text:p>
          </table:table-cell>
          <table:table-cell office:value-type="float" office:value="8512" calcext:value-type="float">
            <text:p>851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Certificado de escolaridad</text:p>
          </table:table-cell>
          <table:table-cell office:value-type="float" office:value="8513" calcext:value-type="float">
            <text:p>851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Hasta 5º de EGB</text:p>
          </table:table-cell>
          <table:table-cell office:value-type="float" office:value="8514" calcext:value-type="float">
            <text:p>851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tigua primaria completa</text:p>
          </table:table-cell>
          <table:table-cell office:value-type="float" office:value="8515" calcext:value-type="float">
            <text:p>85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GB o ESO</text:p>
          </table:table-cell>
          <table:table-cell office:value-type="float" office:value="8516" calcext:value-type="float">
            <text:p>851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hillerato elemental</text:p>
          </table:table-cell>
          <table:table-cell office:value-type="float" office:value="8517" calcext:value-type="float">
            <text:p>851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'FP1' y Enseñanza Técnico Profesional o equivalente</text:p>
          </table:table-cell>
          <table:table-cell office:value-type="float" office:value="8518" calcext:value-type="float">
            <text:p>85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achillerato superior, BUP o equivalente</text:p>
          </table:table-cell>
          <table:table-cell office:value-type="float" office:value="8519" calcext:value-type="float">
            <text:p>851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'FP2' o equivalente</text:p>
          </table:table-cell>
          <table:table-cell office:value-type="float" office:value="8520" calcext:value-type="float">
            <text:p>852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superiores de 2 o 3 años (en centros de estudios no reglados)</text:p>
          </table:table-cell>
          <table:table-cell office:value-type="float" office:value="8521" calcext:value-type="float">
            <text:p>852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8522" calcext:value-type="float">
            <text:p>85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8523" calcext:value-type="float">
            <text:p>852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8524" calcext:value-type="float">
            <text:p>852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icenciado</text:p>
          </table:table-cell>
          <table:table-cell office:value-type="float" office:value="8525" calcext:value-type="float">
            <text:p>852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Estudios de postgrado o especialización</text:p>
          </table:table-cell>
          <table:table-cell office:value-type="float" office:value="8526" calcext:value-type="float">
            <text:p>8526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octorado</text:p>
          </table:table-cell>
          <table:table-cell office:value-type="float" office:value="8527" calcext:value-type="float">
            <text:p>85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No sabe)</text:p>
          </table:table-cell>
          <table:table-cell office:value-type="float" office:value="8528" calcext:value-type="float">
            <text:p>852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adora por cuenta ajena</text:p>
          </table:table-cell>
          <table:table-cell office:value-type="float" office:value="8723" calcext:value-type="float">
            <text:p>872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adora por cuenta propia</text:p>
          </table:table-cell>
          <table:table-cell office:value-type="float" office:value="8724" calcext:value-type="float">
            <text:p>872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 trabajaba</text:p>
          </table:table-cell>
          <table:table-cell office:value-type="float" office:value="8725" calcext:value-type="float">
            <text:p>872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726" calcext:value-type="float">
            <text:p>872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SPA_ES_215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No sabe)</text:p>
          </table:table-cell>
          <table:table-cell office:value-type="float" office:value="8727" calcext:value-type="float">
            <text:p>872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SPA_ES_216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7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8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714" calcext:value-type="float">
            <text:p>871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715" calcext:value-type="float">
            <text:p>871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716" calcext:value-type="float">
            <text:p>87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717" calcext:value-type="float">
            <text:p>871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718" calcext:value-type="float">
            <text:p>871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719" calcext:value-type="float">
            <text:p>871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720" calcext:value-type="float">
            <text:p>872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721" calcext:value-type="float">
            <text:p>872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19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sabe)</text:p>
          </table:table-cell>
          <table:table-cell office:value-type="float" office:value="8722" calcext:value-type="float">
            <text:p>872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SPA_ES_220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asado/a</text:p>
          </table:table-cell>
          <table:table-cell office:value-type="float" office:value="8728" calcext:value-type="float">
            <text:p>872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do/a (todavía casado a efectos legales)</text:p>
          </table:table-cell>
          <table:table-cell office:value-type="float" office:value="8729" calcext:value-type="float">
            <text:p>872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iado/a</text:p>
          </table:table-cell>
          <table:table-cell office:value-type="float" office:value="8730" calcext:value-type="float">
            <text:p>873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iudo/a</text:p>
          </table:table-cell>
          <table:table-cell office:value-type="float" office:value="8731" calcext:value-type="float">
            <text:p>873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unca ha estado casado/a</text:p>
          </table:table-cell>
          <table:table-cell office:value-type="float" office:value="8732" calcext:value-type="float">
            <text:p>87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1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No sabe)</text:p>
          </table:table-cell>
          <table:table-cell office:value-type="float" office:value="8733" calcext:value-type="float">
            <text:p>87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SPA_ES_222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3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4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5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6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7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8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29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ANOTAR)</text:p>
          </table:table-cell>
          <table:table-cell office:value-type="float" office:value="8130" calcext:value-type="float">
            <text:p>813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NTREVISTADO VIVE CON SU MARIDO/MUJER/PAREJA</text:p>
          </table:table-cell>
          <table:table-cell office:value-type="float" office:value="8734" calcext:value-type="float">
            <text:p>873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O VIVE EN PAREJA</text:p>
          </table:table-cell>
          <table:table-cell office:value-type="float" office:value="8735" calcext:value-type="float">
            <text:p>873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No sabe)</text:p>
          </table:table-cell>
          <table:table-cell office:value-type="float" office:value="8736" calcext:value-type="float">
            <text:p>873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ENTREVISTADO VIVE CON SU MARIDO/MUJER/PAREJA</text:p>
          </table:table-cell>
          <table:table-cell office:value-type="float" office:value="8734" calcext:value-type="float">
            <text:p>873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NO VIVE EN PAREJA</text:p>
          </table:table-cell>
          <table:table-cell office:value-type="float" office:value="8735" calcext:value-type="float">
            <text:p>873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1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No sabe)</text:p>
          </table:table-cell>
          <table:table-cell office:value-type="float" office:value="8736" calcext:value-type="float">
            <text:p>873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ENTREVISTADO TIENE UN EMPLEO REMUNERADO (inc. la situación de baja temporal), ya sea trabajador por cuenta ajena, cuenta propia, o en un negocio familiar (código 01 en F8a)</text:p>
          </table:table-cell>
          <table:table-cell office:value-type="float" office:value="8737" calcext:value-type="float">
            <text:p>8737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O LO TIENE</text:p>
          </table:table-cell>
          <table:table-cell office:value-type="float" office:value="8738" calcext:value-type="float">
            <text:p>873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SPA_ES_23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No sabe)</text:p>
          </table:table-cell>
          <table:table-cell office:value-type="float" office:value="8739" calcext:value-type="float">
            <text:p>873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ENTREVISTADO TIENE UN EMPLEO REMUNERADO (inc. la situación de baja temporal), ya sea trabajador por cuenta ajena, cuenta propia, o en un negocio familiar</text:p>
          </table:table-cell>
          <table:table-cell office:value-type="float" office:value="8740" calcext:value-type="float">
            <text:p>874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NO LO TIENE</text:p>
          </table:table-cell>
          <table:table-cell office:value-type="float" office:value="8741" calcext:value-type="float">
            <text:p>874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SPA_ES_233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(No sabe)</text:p>
          </table:table-cell>
          <table:table-cell office:value-type="float" office:value="8742" calcext:value-type="float">
            <text:p>874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767" calcext:value-type="float">
            <text:p>876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lgunas veces</text:p>
          </table:table-cell>
          <table:table-cell office:value-type="float" office:value="8768" calcext:value-type="float">
            <text:p>876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769" calcext:value-type="float">
            <text:p>87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770" calcext:value-type="float">
            <text:p>877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771" calcext:value-type="float">
            <text:p>877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sabe)</text:p>
          </table:table-cell>
          <table:table-cell office:value-type="float" office:value="8772" calcext:value-type="float">
            <text:p>877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767" calcext:value-type="float">
            <text:p>876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lgunas veces</text:p>
          </table:table-cell>
          <table:table-cell office:value-type="float" office:value="8768" calcext:value-type="float">
            <text:p>876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769" calcext:value-type="float">
            <text:p>87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770" calcext:value-type="float">
            <text:p>877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771" calcext:value-type="float">
            <text:p>877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No sabe)</text:p>
          </table:table-cell>
          <table:table-cell office:value-type="float" office:value="8772" calcext:value-type="float">
            <text:p>877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unca o casi nunca</text:p>
          </table:table-cell>
          <table:table-cell office:value-type="float" office:value="8767" calcext:value-type="float">
            <text:p>876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lgunas veces</text:p>
          </table:table-cell>
          <table:table-cell office:value-type="float" office:value="8768" calcext:value-type="float">
            <text:p>876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ás o menos la mitad de las veces</text:p>
          </table:table-cell>
          <table:table-cell office:value-type="float" office:value="8769" calcext:value-type="float">
            <text:p>87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La mayoría de las veces</text:p>
          </table:table-cell>
          <table:table-cell office:value-type="float" office:value="8770" calcext:value-type="float">
            <text:p>877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iempre o casi siempre</text:p>
          </table:table-cell>
          <table:table-cell office:value-type="float" office:value="8771" calcext:value-type="float">
            <text:p>877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No sabe)</text:p>
          </table:table-cell>
          <table:table-cell office:value-type="float" office:value="8772" calcext:value-type="float">
            <text:p>877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Nada o casi nada</text:p>
          </table:table-cell>
          <table:table-cell office:value-type="float" office:value="8775" calcext:value-type="float">
            <text:p>877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Hasta una cuarta parte del tiempo</text:p>
          </table:table-cell>
          <table:table-cell office:value-type="float" office:value="8776" calcext:value-type="float">
            <text:p>877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una cuarta parte pero no más de la mitad</text:p>
          </table:table-cell>
          <table:table-cell office:value-type="float" office:value="8777" calcext:value-type="float">
            <text:p>877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la mitad pero no más de tres cuartas partes</text:p>
          </table:table-cell>
          <table:table-cell office:value-type="float" office:value="8778" calcext:value-type="float">
            <text:p>87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ás de tres cuartas partes pero no todo</text:p>
          </table:table-cell>
          <table:table-cell office:value-type="float" office:value="8779" calcext:value-type="float">
            <text:p>877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Todo o casi todo el tiempo</text:p>
          </table:table-cell>
          <table:table-cell office:value-type="float" office:value="8780" calcext:value-type="float">
            <text:p>878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No sabe)</text:p>
          </table:table-cell>
          <table:table-cell office:value-type="float" office:value="8781" calcext:value-type="float">
            <text:p>878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Nada o casi nada</text:p>
          </table:table-cell>
          <table:table-cell office:value-type="float" office:value="8775" calcext:value-type="float">
            <text:p>877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Hasta una cuarta parte del tiempo</text:p>
          </table:table-cell>
          <table:table-cell office:value-type="float" office:value="8776" calcext:value-type="float">
            <text:p>877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una cuarta parte pero no más de la mitad</text:p>
          </table:table-cell>
          <table:table-cell office:value-type="float" office:value="8777" calcext:value-type="float">
            <text:p>877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la mitad pero no más de tres cuartas partes</text:p>
          </table:table-cell>
          <table:table-cell office:value-type="float" office:value="8778" calcext:value-type="float">
            <text:p>87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ás de tres cuartas partes pero no todo</text:p>
          </table:table-cell>
          <table:table-cell office:value-type="float" office:value="8779" calcext:value-type="float">
            <text:p>8779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Todo o casi todo el tiempo</text:p>
          </table:table-cell>
          <table:table-cell office:value-type="float" office:value="8780" calcext:value-type="float">
            <text:p>878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No sabe)</text:p>
          </table:table-cell>
          <table:table-cell office:value-type="float" office:value="8781" calcext:value-type="float">
            <text:p>878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788" calcext:value-type="float">
            <text:p>878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789" calcext:value-type="float">
            <text:p>878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790" calcext:value-type="float">
            <text:p>879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Es muy cierto</text:p>
          </table:table-cell>
          <table:table-cell office:value-type="float" office:value="8791" calcext:value-type="float">
            <text:p>879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No sabe)</text:p>
          </table:table-cell>
          <table:table-cell office:value-type="float" office:value="8792" calcext:value-type="float">
            <text:p>879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788" calcext:value-type="float">
            <text:p>878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789" calcext:value-type="float">
            <text:p>878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790" calcext:value-type="float">
            <text:p>879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Es muy cierto</text:p>
          </table:table-cell>
          <table:table-cell office:value-type="float" office:value="8791" calcext:value-type="float">
            <text:p>879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No sabe)</text:p>
          </table:table-cell>
          <table:table-cell office:value-type="float" office:value="8792" calcext:value-type="float">
            <text:p>879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No es cierto en absoluto</text:p>
          </table:table-cell>
          <table:table-cell office:value-type="float" office:value="8788" calcext:value-type="float">
            <text:p>878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cierto en parte</text:p>
          </table:table-cell>
          <table:table-cell office:value-type="float" office:value="8789" calcext:value-type="float">
            <text:p>878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bastante cierto</text:p>
          </table:table-cell>
          <table:table-cell office:value-type="float" office:value="8790" calcext:value-type="float">
            <text:p>879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Es muy cierto</text:p>
          </table:table-cell>
          <table:table-cell office:value-type="float" office:value="8791" calcext:value-type="float">
            <text:p>879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No sabe)</text:p>
          </table:table-cell>
          <table:table-cell office:value-type="float" office:value="8792" calcext:value-type="float">
            <text:p>879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93" calcext:value-type="float">
            <text:p>87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1" calcext:value-type="float">
            <text:p>1</text:p>
          </table:table-cell>
          <table:table-cell office:value-type="float" office:value="8794" calcext:value-type="float">
            <text:p>87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2" calcext:value-type="float">
            <text:p>2</text:p>
          </table:table-cell>
          <table:table-cell office:value-type="float" office:value="8795" calcext:value-type="float">
            <text:p>87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3" calcext:value-type="float">
            <text:p>3</text:p>
          </table:table-cell>
          <table:table-cell office:value-type="float" office:value="8796" calcext:value-type="float">
            <text:p>87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4" calcext:value-type="float">
            <text:p>4</text:p>
          </table:table-cell>
          <table:table-cell office:value-type="float" office:value="8797" calcext:value-type="float">
            <text:p>87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798" calcext:value-type="float">
            <text:p>879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6" calcext:value-type="float">
            <text:p>6</text:p>
          </table:table-cell>
          <table:table-cell office:value-type="float" office:value="8799" calcext:value-type="float">
            <text:p>879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7" calcext:value-type="float">
            <text:p>7</text:p>
          </table:table-cell>
          <table:table-cell office:value-type="float" office:value="8800" calcext:value-type="float">
            <text:p>880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8" calcext:value-type="float">
            <text:p>8</text:p>
          </table:table-cell>
          <table:table-cell office:value-type="float" office:value="8801" calcext:value-type="float">
            <text:p>88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float" office:value="9" calcext:value-type="float">
            <text:p>9</text:p>
          </table:table-cell>
          <table:table-cell office:value-type="float" office:value="8802" calcext:value-type="float">
            <text:p>880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ompletamente satisfecho</text:p>
          </table:table-cell>
          <table:table-cell office:value-type="float" office:value="8803" calcext:value-type="float">
            <text:p>880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No sabe)</text:p>
          </table:table-cell>
          <table:table-cell office:value-type="float" office:value="8804" calcext:value-type="float">
            <text:p>880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93" calcext:value-type="float">
            <text:p>87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1" calcext:value-type="float">
            <text:p>1</text:p>
          </table:table-cell>
          <table:table-cell office:value-type="float" office:value="8794" calcext:value-type="float">
            <text:p>87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2" calcext:value-type="float">
            <text:p>2</text:p>
          </table:table-cell>
          <table:table-cell office:value-type="float" office:value="8795" calcext:value-type="float">
            <text:p>87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3" calcext:value-type="float">
            <text:p>3</text:p>
          </table:table-cell>
          <table:table-cell office:value-type="float" office:value="8796" calcext:value-type="float">
            <text:p>87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4" calcext:value-type="float">
            <text:p>4</text:p>
          </table:table-cell>
          <table:table-cell office:value-type="float" office:value="8797" calcext:value-type="float">
            <text:p>87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798" calcext:value-type="float">
            <text:p>879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6" calcext:value-type="float">
            <text:p>6</text:p>
          </table:table-cell>
          <table:table-cell office:value-type="float" office:value="8799" calcext:value-type="float">
            <text:p>879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7" calcext:value-type="float">
            <text:p>7</text:p>
          </table:table-cell>
          <table:table-cell office:value-type="float" office:value="8800" calcext:value-type="float">
            <text:p>880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8" calcext:value-type="float">
            <text:p>8</text:p>
          </table:table-cell>
          <table:table-cell office:value-type="float" office:value="8801" calcext:value-type="float">
            <text:p>88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float" office:value="9" calcext:value-type="float">
            <text:p>9</text:p>
          </table:table-cell>
          <table:table-cell office:value-type="float" office:value="8802" calcext:value-type="float">
            <text:p>880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Completamente satisfecho</text:p>
          </table:table-cell>
          <table:table-cell office:value-type="float" office:value="8803" calcext:value-type="float">
            <text:p>880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No sabe)</text:p>
          </table:table-cell>
          <table:table-cell office:value-type="float" office:value="8804" calcext:value-type="float">
            <text:p>880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93" calcext:value-type="float">
            <text:p>879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8794" calcext:value-type="float">
            <text:p>879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8795" calcext:value-type="float">
            <text:p>879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8796" calcext:value-type="float">
            <text:p>879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8797" calcext:value-type="float">
            <text:p>879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i satisfecho ni insatisfecho</text:p>
          </table:table-cell>
          <table:table-cell office:value-type="float" office:value="8798" calcext:value-type="float">
            <text:p>879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8799" calcext:value-type="float">
            <text:p>8799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8800" calcext:value-type="float">
            <text:p>880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8801" calcext:value-type="float">
            <text:p>88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8802" calcext:value-type="float">
            <text:p>880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Completamente satisfecho</text:p>
          </table:table-cell>
          <table:table-cell office:value-type="float" office:value="8803" calcext:value-type="float">
            <text:p>8803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No sabe)</text:p>
          </table:table-cell>
          <table:table-cell office:value-type="float" office:value="8804" calcext:value-type="float">
            <text:p>880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nada variado</text:p>
          </table:table-cell>
          <table:table-cell office:value-type="float" office:value="8805" calcext:value-type="float">
            <text:p>880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ligeramente variado</text:p>
          </table:table-cell>
          <table:table-cell office:value-type="float" office:value="8806" calcext:value-type="float">
            <text:p>880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bastante variado</text:p>
          </table:table-cell>
          <table:table-cell office:value-type="float" office:value="8807" calcext:value-type="float">
            <text:p>880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muy variado</text:p>
          </table:table-cell>
          <table:table-cell office:value-type="float" office:value="8808" calcext:value-type="float">
            <text:p>880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No sabe)</text:p>
          </table:table-cell>
          <table:table-cell office:value-type="float" office:value="8809" calcext:value-type="float">
            <text:p>88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nada estable</text:p>
          </table:table-cell>
          <table:table-cell office:value-type="float" office:value="8810" calcext:value-type="float">
            <text:p>881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ligeramente estable</text:p>
          </table:table-cell>
          <table:table-cell office:value-type="float" office:value="8811" calcext:value-type="float">
            <text:p>8811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bastante estable</text:p>
          </table:table-cell>
          <table:table-cell office:value-type="float" office:value="8812" calcext:value-type="float">
            <text:p>881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muy estable</text:p>
          </table:table-cell>
          <table:table-cell office:value-type="float" office:value="8813" calcext:value-type="float">
            <text:p>8813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SPA_ES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No sabe)</text:p>
          </table:table-cell>
          <table:table-cell office:value-type="float" office:value="8814" calcext:value-type="float">
            <text:p>8814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no las pone en peligro en absoluto</text:p>
          </table:table-cell>
          <table:table-cell office:value-type="float" office:value="8815" calcext:value-type="float">
            <text:p>881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ligeramente en peligro</text:p>
          </table:table-cell>
          <table:table-cell office:value-type="float" office:value="8816" calcext:value-type="float">
            <text:p>8816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bastante en peligro</text:p>
          </table:table-cell>
          <table:table-cell office:value-type="float" office:value="8817" calcext:value-type="float">
            <text:p>881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las pone gravemente en peligro</text:p>
          </table:table-cell>
          <table:table-cell office:value-type="float" office:value="8818" calcext:value-type="float">
            <text:p>881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SPA_ES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No sabe)</text:p>
          </table:table-cell>
          <table:table-cell office:value-type="float" office:value="8819" calcext:value-type="float">
            <text:p>881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Una mujer debería estar dispuesta a reducir su jornada laboral por el bien de su familia</text:p>
          </table:table-cell>
          <table:table-cell office:value-type="float" office:value="8820" calcext:value-type="float">
            <text:p>8820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8821" calcext:value-type="float">
            <text:p>882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8822" calcext:value-type="float">
            <text:p>882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Una mujer no debería tener que reducir su jornada laboral por el bien de su familia</text:p>
          </table:table-cell>
          <table:table-cell office:value-type="float" office:value="8824" calcext:value-type="float">
            <text:p>8824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No sabe)</text:p>
          </table:table-cell>
          <table:table-cell office:value-type="float" office:value="8825" calcext:value-type="float">
            <text:p>882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Los hombres deberían asumir las mismas responsabilidades que las mujeres en las tareas de la casa y con los hijos</text:p>
          </table:table-cell>
          <table:table-cell office:value-type="float" office:value="8826" calcext:value-type="float">
            <text:p>8826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8827" calcext:value-type="float">
            <text:p>882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8828" calcext:value-type="float">
            <text:p>882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8829" calcext:value-type="float">
            <text:p>882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Las mujeres deberían asumir un mayor grado de responsabilidad que los hombres en las tareas de casa y con los hijos</text:p>
          </table:table-cell>
          <table:table-cell office:value-type="float" office:value="8830" calcext:value-type="float">
            <text:p>883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No sabe)</text:p>
          </table:table-cell>
          <table:table-cell office:value-type="float" office:value="8831" calcext:value-type="float">
            <text:p>883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uando escasea el empleo los hombres deberían tener prioridad para obtener un puesto de trabajo frente a las mujeres</text:p>
          </table:table-cell>
          <table:table-cell office:value-type="float" office:value="8832" calcext:value-type="float">
            <text:p>883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8833" calcext:value-type="float">
            <text:p>883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8834" calcext:value-type="float">
            <text:p>883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8835" calcext:value-type="float">
            <text:p>883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uando el empleo escasea, las mujeres deberían tener el mismo derecho que los hombres para obtener un puesto de trabajo</text:p>
          </table:table-cell>
          <table:table-cell office:value-type="float" office:value="8836" calcext:value-type="float">
            <text:p>883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No sabe)</text:p>
          </table:table-cell>
          <table:table-cell office:value-type="float" office:value="8837" calcext:value-type="float">
            <text:p>883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nada variado</text:p>
          </table:table-cell>
          <table:table-cell office:value-type="float" office:value="8838" calcext:value-type="float">
            <text:p>883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1" calcext:value-type="float">
            <text:p>1</text:p>
          </table:table-cell>
          <table:table-cell office:value-type="float" office:value="8839" calcext:value-type="float">
            <text:p>883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2" calcext:value-type="float">
            <text:p>2</text:p>
          </table:table-cell>
          <table:table-cell office:value-type="float" office:value="8840" calcext:value-type="float">
            <text:p>884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3" calcext:value-type="float">
            <text:p>3</text:p>
          </table:table-cell>
          <table:table-cell office:value-type="float" office:value="8841" calcext:value-type="float">
            <text:p>884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4" calcext:value-type="float">
            <text:p>4</text:p>
          </table:table-cell>
          <table:table-cell office:value-type="float" office:value="8842" calcext:value-type="float">
            <text:p>884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5" calcext:value-type="float">
            <text:p>5</text:p>
          </table:table-cell>
          <table:table-cell office:value-type="float" office:value="8843" calcext:value-type="float">
            <text:p>8843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6" calcext:value-type="float">
            <text:p>6</text:p>
          </table:table-cell>
          <table:table-cell office:value-type="float" office:value="8844" calcext:value-type="float">
            <text:p>884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7" calcext:value-type="float">
            <text:p>7</text:p>
          </table:table-cell>
          <table:table-cell office:value-type="float" office:value="8845" calcext:value-type="float">
            <text:p>884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8" calcext:value-type="float">
            <text:p>8</text:p>
          </table:table-cell>
          <table:table-cell office:value-type="float" office:value="8846" calcext:value-type="float">
            <text:p>8846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float" office:value="9" calcext:value-type="float">
            <text:p>9</text:p>
          </table:table-cell>
          <table:table-cell office:value-type="float" office:value="8847" calcext:value-type="float">
            <text:p>8847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muy variado</text:p>
          </table:table-cell>
          <table:table-cell office:value-type="float" office:value="8848" calcext:value-type="float">
            <text:p>884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No sabe)</text:p>
          </table:table-cell>
          <table:table-cell office:value-type="float" office:value="8849" calcext:value-type="float">
            <text:p>884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ada estable</text:p>
          </table:table-cell>
          <table:table-cell office:value-type="float" office:value="8850" calcext:value-type="float">
            <text:p>885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1" calcext:value-type="float">
            <text:p>1</text:p>
          </table:table-cell>
          <table:table-cell office:value-type="float" office:value="8851" calcext:value-type="float">
            <text:p>885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8852" calcext:value-type="float">
            <text:p>885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8853" calcext:value-type="float">
            <text:p>8853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8854" calcext:value-type="float">
            <text:p>8854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8855" calcext:value-type="float">
            <text:p>885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8856" calcext:value-type="float">
            <text:p>885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8857" calcext:value-type="float">
            <text:p>885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8858" calcext:value-type="float">
            <text:p>885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8859" calcext:value-type="float">
            <text:p>885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muy estable</text:p>
          </table:table-cell>
          <table:table-cell office:value-type="float" office:value="8860" calcext:value-type="float">
            <text:p>886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No sabe)</text:p>
          </table:table-cell>
          <table:table-cell office:value-type="float" office:value="8861" calcext:value-type="float">
            <text:p>886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nada en peligro</text:p>
          </table:table-cell>
          <table:table-cell office:value-type="float" office:value="8862" calcext:value-type="float">
            <text:p>886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8863" calcext:value-type="float">
            <text:p>886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8864" calcext:value-type="float">
            <text:p>886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8865" calcext:value-type="float">
            <text:p>886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8866" calcext:value-type="float">
            <text:p>8866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8867" calcext:value-type="float">
            <text:p>886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8868" calcext:value-type="float">
            <text:p>8868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8869" calcext:value-type="float">
            <text:p>886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8870" calcext:value-type="float">
            <text:p>887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8871" calcext:value-type="float">
            <text:p>887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muy en peligro</text:p>
          </table:table-cell>
          <table:table-cell office:value-type="float" office:value="8872" calcext:value-type="float">
            <text:p>887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No sabe)</text:p>
          </table:table-cell>
          <table:table-cell office:value-type="float" office:value="8873" calcext:value-type="float">
            <text:p>887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muy insatisfecho</text:p>
          </table:table-cell>
          <table:table-cell office:value-type="float" office:value="8874" calcext:value-type="float">
            <text:p>88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1" calcext:value-type="float">
            <text:p>1</text:p>
          </table:table-cell>
          <table:table-cell office:value-type="float" office:value="8875" calcext:value-type="float">
            <text:p>88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2" calcext:value-type="float">
            <text:p>2</text:p>
          </table:table-cell>
          <table:table-cell office:value-type="float" office:value="8876" calcext:value-type="float">
            <text:p>88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3" calcext:value-type="float">
            <text:p>3</text:p>
          </table:table-cell>
          <table:table-cell office:value-type="float" office:value="8877" calcext:value-type="float">
            <text:p>88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4" calcext:value-type="float">
            <text:p>4</text:p>
          </table:table-cell>
          <table:table-cell office:value-type="float" office:value="8878" calcext:value-type="float">
            <text:p>88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5" calcext:value-type="float">
            <text:p>5</text:p>
          </table:table-cell>
          <table:table-cell office:value-type="float" office:value="8879" calcext:value-type="float">
            <text:p>88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6" calcext:value-type="float">
            <text:p>6</text:p>
          </table:table-cell>
          <table:table-cell office:value-type="float" office:value="8880" calcext:value-type="float">
            <text:p>888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7" calcext:value-type="float">
            <text:p>7</text:p>
          </table:table-cell>
          <table:table-cell office:value-type="float" office:value="8881" calcext:value-type="float">
            <text:p>888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8" calcext:value-type="float">
            <text:p>8</text:p>
          </table:table-cell>
          <table:table-cell office:value-type="float" office:value="8882" calcext:value-type="float">
            <text:p>888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float" office:value="9" calcext:value-type="float">
            <text:p>9</text:p>
          </table:table-cell>
          <table:table-cell office:value-type="float" office:value="8883" calcext:value-type="float">
            <text:p>888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muy satisfecho</text:p>
          </table:table-cell>
          <table:table-cell office:value-type="float" office:value="8884" calcext:value-type="float">
            <text:p>888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No sabe)</text:p>
          </table:table-cell>
          <table:table-cell office:value-type="float" office:value="8885" calcext:value-type="float">
            <text:p>888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muy insatisfecho</text:p>
          </table:table-cell>
          <table:table-cell office:value-type="float" office:value="8874" calcext:value-type="float">
            <text:p>88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8875" calcext:value-type="float">
            <text:p>88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8876" calcext:value-type="float">
            <text:p>88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8877" calcext:value-type="float">
            <text:p>88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8878" calcext:value-type="float">
            <text:p>88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8879" calcext:value-type="float">
            <text:p>88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8880" calcext:value-type="float">
            <text:p>888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8881" calcext:value-type="float">
            <text:p>888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8882" calcext:value-type="float">
            <text:p>888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8883" calcext:value-type="float">
            <text:p>888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muy satisfecho</text:p>
          </table:table-cell>
          <table:table-cell office:value-type="float" office:value="8884" calcext:value-type="float">
            <text:p>888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No sabe)</text:p>
          </table:table-cell>
          <table:table-cell office:value-type="float" office:value="8885" calcext:value-type="float">
            <text:p>888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muy insatisfecho</text:p>
          </table:table-cell>
          <table:table-cell office:value-type="float" office:value="8874" calcext:value-type="float">
            <text:p>88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8875" calcext:value-type="float">
            <text:p>887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8876" calcext:value-type="float">
            <text:p>887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8877" calcext:value-type="float">
            <text:p>887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8878" calcext:value-type="float">
            <text:p>887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8879" calcext:value-type="float">
            <text:p>8879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8880" calcext:value-type="float">
            <text:p>888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8881" calcext:value-type="float">
            <text:p>888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8882" calcext:value-type="float">
            <text:p>888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8883" calcext:value-type="float">
            <text:p>8883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muy satisfecho</text:p>
          </table:table-cell>
          <table:table-cell office:value-type="float" office:value="8884" calcext:value-type="float">
            <text:p>888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No sabe)</text:p>
          </table:table-cell>
          <table:table-cell office:value-type="float" office:value="8885" calcext:value-type="float">
            <text:p>888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ANOTAR)</text:p>
          </table:table-cell>
          <table:table-cell office:value-type="float" office:value="8773" calcext:value-type="float">
            <text:p>877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No sabe)</text:p>
          </table:table-cell>
          <table:table-cell office:value-type="float" office:value="8774" calcext:value-type="float">
            <text:p>877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Muy de acuerdo</text:p>
          </table:table-cell>
          <table:table-cell office:value-type="float" office:value="8782" calcext:value-type="float">
            <text:p>878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De acuerdo</text:p>
          </table:table-cell>
          <table:table-cell office:value-type="float" office:value="8783" calcext:value-type="float">
            <text:p>878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Ni de acuerdo ni en desacuerdo</text:p>
          </table:table-cell>
          <table:table-cell office:value-type="float" office:value="8784" calcext:value-type="float">
            <text:p>878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En desacuerdo</text:p>
          </table:table-cell>
          <table:table-cell office:value-type="float" office:value="8785" calcext:value-type="float">
            <text:p>878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Muy en desacuerdo</text:p>
          </table:table-cell>
          <table:table-cell office:value-type="float" office:value="8786" calcext:value-type="float">
            <text:p>878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SPA_ES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No sabe)</text:p>
          </table:table-cell>
          <table:table-cell office:value-type="float" office:value="8787" calcext:value-type="float">
            <text:p>8787</text:p>
          </table:table-cell>
          <table:table-cell office:value-type="float" office:value="1099" calcext:value-type="float">
            <text:p>1099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SPA_ES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n, vamos a hablar sobre algunos aspectos de su vida.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SPA_ES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querría hacerle algunas preguntas sobre cómo deberían comportarse los ciudadanosy miembros de la sociedad.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SPA_ES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usted y sobre el resto de las personas que viven con usted en este hogar.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Ahora me gustaría que habláramos de las tareas del hogar que aparecen en esta tarjeta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SPA_ES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SPA_ES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Le voy a leer algunas frases sobre los hombres y las mujeres y su papel en la familia.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Ahora me gustaría que habláramos de las tareas del hogar que aparecen en esta tarjeta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SPA_ES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SPA_ES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A continuación unas preguntas sobre su trabajo actual.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hora me gustaría que habláramos de las tareas del hogar que Por tareas del hogar entendemos cosas que se hacen en la casa como: cocinar, fregar los platos, limpiar, ocuparse de la ropa, hacer la compra y el mantenimiento de la casa; pero no nos referimos al cuidado de los niños ni a las actividades del tiempo libre.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SPA_ES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parecen en esta tarjeta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SPA_ES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Si tuviera que elegir entre las siguientes alternativas, ¿cuál de ellas preferiría?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SPA_ES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hora Le voy a leer algunas frases sobre los hombres y las mujeres y su papel en la familia.</text:p>
          </table:table-cell>
          <table:table-cell office:value-type="float" office:value="131" calcext:value-type="float">
            <text:p>131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2_2004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2_2004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2_2004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2_2004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2_2004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la policía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ESS_R02_2004_SPA_ES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tilice la mism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2_2004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2_2004_SPA_ES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or favor, utilice la misma tarjeta.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ESS_R02_2004_SPA_ES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2_2004_SPA_ES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JETA 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SS_R02_2004_SPA_ES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IGA MOSTRANDO TARJETA 2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IGA MOSTRANDO TARJETA 2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SS_R02_2004_SPA_ES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JETA 2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TRAR TARJETA 2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ESS_R02_2004_SPA_ES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OSTRAR TARJETA 2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2_2004_SPA_ES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OSTRAR TARJETA 28a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2_2004_SPA_ES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OSTRAR TARJETA 2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2_2004_SPA_ES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OSTRAR TARJETA 28a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2_2004_SPA_ES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OSTRAR TARJETA 2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2_2004_SPA_ES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OSTRAR TARJETA 28a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2_2004_SPA_ES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OSTRAR TARJETA 2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2_2004_SPA_ES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or favor escoja una respuesta de esta tarjeta.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OSTRAR TARJETA 28a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2_2004_SPA_ES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or favor, escoja una respuesta de esta tarjeta.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2_2004_SPA_ES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JETA 2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ESS_R02_2004_SPA_ES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RAR TARJETA 3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SS_R02_2004_SPA_ES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JETA 3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ESS_R02_2004_SPA_ES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MOSTRAR TARJETA 3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OSTRAR TARJETA 3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or favor utilice esta tarjeta.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ESS_R02_2004_SPA_ES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A PARA EL ENTREVISTADOR: codificar “no ha tenido trato con ese tipo de profesionales” como ”no sabe”.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MOSTRAR TARJETA 3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A PARA EL ENTREVISTADOR: codificar “no ha tenido trato con ese tipo de profesionales” como ”no sabe”.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ESS_R02_2004_SPA_ES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MOSTRAR TARJETA 3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JETA 3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MOSTRAR TARJETA 3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SS_R02_2004_SPA_ES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IGA MOSTRANDO TARJETA 3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ESS_R02_2004_SPA_ES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RAR TARJETA 3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MOSTRAR TARJETA 3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LEE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2_2004_SPA_ES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tilice, por favor, est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2_2004_SPA_ES_19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193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208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214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r favor, utilice esta tarjeta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ESS_R02_2004_SPA_ES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2_2004_SPA_ES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Utilice esta tarjeta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ESS_R02_2004_SPA_ES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Utilice esta tarjeta para responder.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2_2004_SPA_ES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Utilice esta tarjeta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ESS_R02_2004_SPA_ES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2_2004_SPA_ES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25:47.75516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20:26:36.671011124</dc:date>
    <meta:editing-duration>PT1M44S</meta:editing-duration>
    <meta:editing-cycles>2</meta:editing-cycles>
    <meta:generator>LibreOffice/6.0.7.3$Linux_X86_64 LibreOffice_project/00m0$Build-3</meta:generator>
    <meta:document-statistic meta:table-count="4" meta:cell-count="10742" meta:object-count="0"/>
  </office:meta>
</office:document-meta>
</file>